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08BA3F5D389.jpg" manifest:media-type="image/jpeg"/>
  <manifest:file-entry manifest:full-path="Pictures/1000020100000834000000CEC3FBCA35.png" manifest:media-type="image/png"/>
  <manifest:file-entry manifest:full-path="Pictures/10000000000007D0000000EC6740D62B.jpg" manifest:media-type="image/jpeg"/>
  <manifest:file-entry manifest:full-path="Pictures/10000201000007EE000000CE9B27A72B.png" manifest:media-type="image/png"/>
  <manifest:file-entry manifest:full-path="Pictures/100002000000011B00000077956146C4.png" manifest:media-type="image/png"/>
  <manifest:file-entry manifest:full-path="Pictures/1000000000000008000000086D5F83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Ubuntu1" svg:font-family="Ubuntu"/>
    <style:font-face style:name="Ubuntu2" svg:font-family="Ubuntu" style:font-adornments="Regular"/>
    <style:font-face style:name="MS Mincho4" svg:font-family="'MS Mincho', 'MS ??'" style:font-family-generic="modern"/>
    <style:font-face style:name="MS Mincho2" svg:font-family="'MS Mincho', 'ＭＳ 明朝'" style:font-family-generic="modern"/>
    <style:font-face style:name="FreeSans1" svg:font-family="FreeSans" style:font-family-generic="roman"/>
    <style:font-face style:name="Georgia1" svg:font-family="Georgia" style:font-family-generic="roman"/>
    <style:font-face style:name="Georgia2" svg:font-family="Georgia" style:font-adornments="Regular" style:font-family-generic="roman"/>
    <style:font-face style:name="ＭＳ Ｐゴシック1" svg:font-family="'ＭＳ Ｐゴシック'" style:font-family-generic="roman"/>
    <style:font-face style:name="ＭＳ Ｐゴシック3" svg:font-family="'ＭＳ Ｐゴシック'" style:font-pitch="fixed"/>
    <style:font-face style:name="Courier New2" svg:font-family="'Courier New'" style:font-family-generic="modern" style:font-pitch="fixed"/>
    <style:font-face style:name="DejaVu Sans1" svg:font-family="'DejaVu Sans'" style:font-pitch="variable"/>
    <style:font-face style:name="OpenSymbol1" svg:font-family="OpenSymbol, 'Arial Unicode MS'" style:font-pitch="variable"/>
    <style:font-face style:name="Times1" svg:font-family="Times, 'Times New Roman'" style:font-pitch="variable"/>
    <style:font-face style:name="Ubuntu" svg:font-family="Ubuntu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MS Mincho3" svg:font-family="'MS Mincho', 'MS ??'" style:font-family-generic="modern" style:font-pitch="variable"/>
    <style:font-face style:name="MS Mincho1" svg:font-family="'MS Mincho', 'ＭＳ 明朝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MS Mincho" svg:font-family="'MS Mincho', 'ＭＳ 明朝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2" svg:font-family="Times, 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c8c8c8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pr1" style:family="presentation" style:parent-style-name="Title1-subtitle">
      <style:graphic-properties draw:stroke="none" draw:fill="none" draw:fill-color="#c8c8c8" fo:min-height="3.79cm"/>
    </style:style>
    <style:style style:name="pr2" style:family="presentation" style:parent-style-name="Title1-notes">
      <style:graphic-properties draw:stroke="none" draw:fill="none" draw:fill-color="#bbe0e3" draw:auto-grow-height="true" fo:min-height="11.432cm"/>
    </style:style>
    <style:style style:name="pr3" style:family="presentation" style:parent-style-name="Default-title">
      <style:graphic-properties draw:stroke="none" draw:fill="none" draw:fill-color="#c8c8c8" fo:min-height="1.828cm"/>
    </style:style>
    <style:style style:name="pr4" style:family="presentation" style:parent-style-name="Default-outline1">
      <style:graphic-properties draw:stroke="none" draw:fill="none" draw:fill-color="#c8c8c8" fo:min-height="14.801cm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auto-grow-height="true" fo:min-height="1.827cm"/>
    </style:style>
    <style:style style:name="pr7" style:family="presentation" style:parent-style-name="Default-outline1">
      <style:graphic-properties fo:min-height="10.799cm"/>
    </style:style>
    <style:style style:name="pr8" style:family="presentation" style:parent-style-name="Default-notes">
      <style:graphic-properties draw:fill-color="#ffffff" fo:min-height="11.431cm"/>
    </style:style>
    <style:style style:name="pr9" style:family="presentation" style:parent-style-name="Default-title">
      <style:graphic-properties fo:min-height="1.827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 style:font-independent-line-spacing="true"/>
      <style:text-properties fo:font-size="25pt" style:font-size-asian="25pt" style:font-size-complex="25pt"/>
    </style:style>
    <style:style style:name="P3" style:family="paragraph">
      <style:paragraph-properties fo:text-align="center"/>
      <style:text-properties fo:color="#ffffff" style:font-name="Georgia" fo:font-size="32pt" style:font-size-asian="32pt" style:font-size-complex="32pt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font-weight="normal" style:font-weight-asian="normal" style:font-weight-complex="normal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style:font-name="Georgia"/>
    </style:style>
    <style:style style:name="T1" style:family="text">
      <style:text-properties fo:color="#707070" style:font-name="Georgia" fo:font-size="25pt" fo:language="nl" fo:country="NL" style:text-underline-style="none" style:font-size-asian="25pt" style:language-asian="ja" style:country-asian="JP" style:font-name-complex="MS Mincho4" style:font-size-complex="25pt"/>
    </style:style>
    <style:style style:name="T2" style:family="text">
      <style:text-properties style:font-name="Georgia" fo:font-size="25pt" style:font-size-asian="25pt" style:font-size-complex="25pt"/>
    </style:style>
    <style:style style:name="T3" style:family="text">
      <style:text-properties fo:color="#ffffff" style:text-outline="false" style:text-line-through-style="none" style:text-line-through-type="none" style:text-position="0% 100%" style:font-name="Georgia" fo:font-size="32pt" fo:language="en" fo:country="GB" fo:font-style="normal" fo:text-shadow="none" style:text-underline-style="none" fo:font-weight="normal" style:letter-kerning="true" style:font-name-asian="ＭＳ Ｐゴシック3" style:font-size-asian="32pt" style:font-style-asian="normal" style:font-weight-asian="normal" style:font-name-complex="ＭＳ Ｐゴシック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dc2300"/>
    </style:style>
    <style:style style:name="T18" style:family="text">
      <style:text-properties fo:color="#dc2300" style:font-name="Georgia2" style:font-name-asian="Georgia2" style:font-name-complex="Georgia2"/>
    </style:style>
    <style:style style:name="T19" style:family="text">
      <style:text-properties fo:color="#dc2300" style:font-name="Times New Roman" style:font-name-asian="Georgia2" style:font-name-complex="Georgia2"/>
    </style:style>
    <style:style style:name="T20" style:family="text">
      <style:text-properties style:font-name="Times New Roman" style:font-name-asian="Georgia2" style:font-name-complex="Georgia2"/>
    </style:style>
    <style:style style:name="T21" style:family="text">
      <style:text-properties style:font-name="Georgia"/>
    </style:style>
    <style:style style:name="T22" style:family="text">
      <style:text-properties style:font-name="Georgia" style:font-name-asian="Ubuntu2" style:font-name-complex="Ubuntu2"/>
    </style:style>
    <style:style style:name="T23" style:family="text">
      <style:text-properties style:font-name="Georgia2" style:font-name-asian="Georgia2" style:font-name-complex="Georgia2"/>
    </style:style>
    <style:style style:name="T24" style:family="text">
      <style:text-properties style:font-name="Georgia" style:font-name-asian="Georgia2" style:font-name-complex="Georgia2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707070" fo:font-size="100%"/>
      </text:list-level-style-number>
      <text:list-level-style-bullet text:level="2" text:bullet-char="•">
        <style:list-level-properties text:space-before="1.27cm"/>
        <style:text-properties style:font-name="Arial1" fo:color="#707070" fo:font-size="100%"/>
      </text:list-level-style-bullet>
      <text:list-level-style-bullet text:level="3" text:bullet-char="•">
        <style:list-level-properties text:space-before="2.54cm"/>
        <style:text-properties style:font-name="Arial1" fo:color="#707070" fo:font-size="100%"/>
      </text:list-level-style-bullet>
      <text:list-level-style-bullet text:level="4" text:bullet-char="•">
        <style:list-level-properties text:space-before="3.81cm"/>
        <style:text-properties style:font-name="Arial1" fo:color="#707070" fo:font-size="100%"/>
      </text:list-level-style-bullet>
      <text:list-level-style-bullet text:level="5" text:bullet-char="•">
        <style:list-level-properties text:space-before="5.08cm"/>
        <style:text-properties style:font-name="Arial1" fo:color="#707070" fo:font-size="100%"/>
      </text:list-level-style-bullet>
      <text:list-level-style-bullet text:level="6" text:bullet-char="•">
        <style:list-level-properties text:space-before="5.08cm"/>
        <style:text-properties style:font-name="Arial1" fo:color="#707070" fo:font-size="100%"/>
      </text:list-level-style-bullet>
      <text:list-level-style-bullet text:level="7" text:bullet-char="•">
        <style:list-level-properties text:space-before="5.08cm"/>
        <style:text-properties style:font-name="Arial1" fo:color="#707070" fo:font-size="100%"/>
      </text:list-level-style-bullet>
      <text:list-level-style-bullet text:level="8" text:bullet-char="•">
        <style:list-level-properties text:space-before="5.08cm"/>
        <style:text-properties style:font-name="Arial1" fo:color="#707070" fo:font-size="100%"/>
      </text:list-level-style-bullet>
      <text:list-level-style-bullet text:level="9" text:bullet-char="•">
        <style:list-level-properties text:space-before="5.08cm"/>
        <style:text-properties style:font-name="Arial1" fo:color="#707070" fo:font-size="100%"/>
      </text:list-level-style-bullet>
      <text:list-level-style-bullet text:level="10" text:bullet-char="•">
        <style:list-level-properties text:space-before="5.08cm"/>
        <style:text-properties style:font-name="Arial1" fo:color="#70707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707070" fo:font-size="100%"/>
      </text:list-level-style-bullet>
      <text:list-level-style-bullet text:level="3" text:bullet-char="•">
        <style:list-level-properties text:space-before="2.54cm"/>
        <style:text-properties style:font-name="Georgia" fo:color="#70707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70707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</text:list-style>
    <text:list-style style:name="L3">
      <text:list-level-style-number text:level="1" style:num-format="">
        <style:list-level-properties/>
        <style:text-properties fo:color="#70707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›">
        <style:list-level-properties text:min-label-width="0.952cm"/>
        <style:text-properties style:font-name="Georgia" fo:color="#70707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70707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Georgia" fo:color="#70707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</text:list-style>
  </office:automatic-styles>
  <office:body>
    <office:presentation>
      <presentation:date-time-decl presentation:name="dtd1" presentation:source="fixed">7-2-11</presentation:date-time-decl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2.044cm" svg:height="1.059cm" svg:x="2.099cm" svg:y="13.326cm">
          <text:p text:style-name="P1"><text:span text:style-name="T1">L. Jan Anton Koster</text:span></text:p>
          <text:p text:style-name="P1"><text:span text:style-name="T1">Zernike Institute for Advanced Materials </text:span></text:p>
          <text:p text:style-name="P1"><text:span text:style-name="T1">University of Groningen</text:span></text:p>
          <text:p text:style-name="P1"><text:span text:style-name="T2"/></text:p>
          <text:p text:style-name="P1"><text:span text:style-name="T2"/></text:p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4.13cm" svg:height="3.79cm" svg:x="0.635cm" svg:y="4.863cm" presentation:class="subtitle" presentation:user-transformed="true">
          <draw:text-box>
            <text:p text:style-name="P1"><text:span text:style-name="T3">Injection in SIMsalabim:</text:span></text:p>
            <text:p text:style-name="P1"><text:span text:style-name="T3">including roughnes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2.04cm" svg:height="1.828cm" svg:x="1.662cm" svg:y="0.123cm" presentation:class="title" presentation:user-transformed="true">
          <draw:text-box>
            <text:p>Outline</text:p>
          </draw:text-box>
        </draw:frame>
        <draw:frame presentation:style-name="pr4" draw:text-style-name="P5" draw:layer="layout" svg:width="22.04cm" svg:height="15.051cm" svg:x="2.164cm" svg:y="2.125cm" presentation:class="outline" presentation:user-transformed="true">
          <draw:text-box>
            <text:list text:style-name="L4">
              <text:list-item>
                <text:p text:style-name="P4"><text:span text:style-name="T4">Injection model: </text:span></text:p>
                <text:list>
                  <text:list-item>
                    <text:p><text:span text:style-name="T5">image-force-lowering</text:span></text:p>
                  </text:list-item>
                  <text:list-item>
                    <text:p><text:span text:style-name="T5">Scott&amp;Malliaras</text:span></text:p>
                  </text:list-item>
                </text:list>
              </text:list-item>
              <text:list-item>
                <text:p><text:span text:style-name="T4">Effect of roughness</text:span></text:p>
                <text:list>
                  <text:list-item>
                    <text:p><text:span text:style-name="T5">enhanced field</text:span></text:p>
                  </text:list-item>
                  <text:list-item>
                    <text:p><text:span text:style-name="T5">enhanced injection</text:span></text:p>
                  </text:list-item>
                </text:list>
              </text:list-item>
              <text:list-item>
                <text:p text:style-name="P4"><text:span text:style-name="T4">SIMsalabim: </text:span></text:p>
                <text:list>
                  <text:list-item>
                    <text:p><text:span text:style-name="T5">implement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04cm" svg:height="1.827cm" svg:x="1.662cm" svg:y="0.123cm" presentation:class="title">
          <draw:text-box>
            <text:p>Injection model</text:p>
          </draw:text-box>
        </draw:frame>
        <draw:frame presentation:style-name="pr7" draw:layer="layout" svg:width="22.04cm" svg:height="11.049cm" svg:x="2.099cm" svg:y="2.125cm" presentation:class="outline" presentation:user-transformed="true">
          <draw:text-box>
            <text:list text:style-name="L4">
              <text:list-item>
                <text:p>Many different models exist...</text:p>
              </text:list-item>
              <text:list-item>
                <text:p>Use a simple one: Scott &amp; Malliaras*</text:p>
              </text:list-item>
              <text:list-item>
                <text:p>Due to image force lowering, the carrier density at (close really) the electrode equals (eq. 11 in paper):</text:p>
                <text:p/>
                <text:p/>
                <text:p/>
              </text:list-item>
              <text:list-item>
                <text:p>where:</text:p>
              </text:list-item>
              <text:list-item>
                <text:p>S&amp;M also give a formula for the current, but we don't need it as we can only use 1 formula (either for n or J).</text:p>
              </text:list-item>
            </text:list>
          </draw:text-box>
        </draw:frame>
        <draw:frame draw:style-name="gr3" draw:text-style-name="P6" draw:layer="layout" svg:width="11.132cm" svg:height="1.435cm" svg:x="1.029cm" svg:y="17.492cm">
          <draw:text-box>
            <text:p><text:span text:style-name="T6">*Scott&amp;Malliaras, Chem. Phys. Lett. </text:span><text:span text:style-name="T7">199</text:span><text:span text:style-name="T8">, 115 (1999)</text:span></text:p>
            <text:p><text:span text:style-name="T8">see also: Di Carlo </text:span><text:span text:style-name="T9">et al.</text:span><text:span text:style-name="T10">, Org. Elec. </text:span><text:span text:style-name="T11">15</text:span><text:span text:style-name="T10">, 1557 (2014).</text:span></text:p>
          </draw:text-box>
        </draw:frame>
        <draw:g>
          <svg:title>TexMaths</svg:title>
          <svg:desc>28§display§n_0=4 \psi^2 N_c \exp\left( -\frac{\phi_b+\sqrt{f}}{kT}\right) §svg§600§FALSE</svg:desc>
          <draw:polygon draw:style-name="gr4" draw:layer="layout" svg:width="13.022cm" svg:height="2.385cm" svg:x="5.227cm" svg:y="7.386cm" svg:viewBox="0 0 13023 2386" draw:points="6510,2386 0,2386 0,0 13023,0 13023,2386">
            <text:p/>
          </draw:polygon>
          <draw:path draw:style-name="gr5" draw:layer="layout" svg:width="0.534cm" svg:height="0.447cm" svg:x="5.255cm" svg:y="8.4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" draw:layer="layout" svg:width="0.321cm" svg:height="0.472cm" svg:x="5.854cm" svg:y="8.52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" draw:layer="layout" svg:width="0.657cm" svg:height="0.231cm" svg:x="6.588cm" svg:y="8.4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layer="layout" svg:width="0.439cm" svg:height="0.668cm" svg:x="7.599cm" svg:y="8.167cm" svg:viewBox="0 0 440 669" svg:d="M263 507v84c0 36-3 48-75 48h-20v30c39-2 92-2 134-2 40 0 93 0 135 2v-30h-23c-72 0-75-12-75-48v-84h101v-31h-101v-451c0-19 0-25-14-25-11 0-14 0-20 11l-305 465v31zM269 476h-241l241-370z">
            <text:p/>
          </draw:path>
          <draw:path draw:style-name="gr5" draw:layer="layout" svg:width="0.598cm" svg:height="0.887cm" svg:x="8.091cm" svg:y="8.151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1-9 36-9 36-23 89-2 11-22 90-22 93 0 2 0 11 11 11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5" draw:layer="layout" svg:width="0.307cm" svg:height="0.458cm" svg:x="8.783cm" svg:y="7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5" draw:layer="layout" svg:width="0.831cm" svg:height="0.674cm" svg:x="9.22cm" svg:y="8.162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5" draw:layer="layout" svg:width="0.301cm" svg:height="0.313cm" svg:x="10.015cm" svg:y="8.677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5" draw:layer="layout" svg:width="0.383cm" svg:height="0.453cm" svg:x="10.564cm" svg:y="8.39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5" draw:layer="layout" svg:width="0.497cm" svg:height="0.425cm" svg:x="10.987cm" svg:y="8.411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5" draw:layer="layout" svg:width="0.486cm" svg:height="0.629cm" svg:x="11.521cm" svg:y="8.4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5" draw:layer="layout" svg:width="0.486cm" svg:height="2.363cm" svg:x="12.409cm" svg:y="7.408cm" svg:viewBox="0 0 487 2364" svg:d="M487 2355c0-5-3-5-3-11-39-36-103-101-170-207-160-255-233-574-233-955 0-263 37-608 199-899 78-140 160-221 204-266 3-3 3-3 3-6 0-11-8-11-22-11-11 0-14 0-28 14-333 302-437 753-437 1168 0 386 90 778 342 1072 19 23 56 62 98 98 11 12 14 12 25 12 14 0 22 0 22-9z">
            <text:p/>
          </draw:path>
          <draw:path draw:style-name="gr5" draw:layer="layout" svg:width="0.604cm" svg:height="0.041cm" svg:x="13.011cm" svg:y="8.568cm" svg:viewBox="0 0 605 42" svg:d="M568 42c17 0 37 0 37-20 0-22-20-22-37-22h-534c-17 0-34 0-34 22 0 20 17 20 34 20z">
            <text:p/>
          </draw:path>
          <draw:path draw:style-name="gr5" draw:layer="layout" svg:width="0.517cm" svg:height="0.887cm" svg:x="13.86cm" svg:y="7.484cm" svg:viewBox="0 0 518 888" svg:d="M384 22l2-11c0-3 0-11-11-11s-11 3-14 20l-59 226c-156 6-302 138-302 272 0 95 70 171 190 179-8 31-14 62-22 93-14 47-22 84-22 87 0 11 5 11 11 11 5 0 8 0 11-3 0-3 8-28 11-42l37-146c159-5 302-137 302-271 0-79-53-168-190-180zM196 675c-62-3-132-36-132-135 0-120 84-257 233-271zM322 269c76 5 132 50 132 137 0 118-84 258-233 269z">
            <text:p/>
          </draw:path>
          <draw:path draw:style-name="gr5" draw:layer="layout" svg:width="0.282cm" svg:height="0.486cm" svg:x="14.445cm" svg:y="7.83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  <draw:path draw:style-name="gr5" draw:layer="layout" svg:width="0.657cm" svg:height="0.657cm" svg:x="15.066cm" svg:y="7.596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5" draw:layer="layout" svg:width="0.769cm" svg:height="0.985cm" svg:x="16.069cm" svg:y="7.386cm" svg:viewBox="0 0 770 986" svg:d="M311 882l-174-384c-5-14-11-14-14-14 0 0-5 0-17 9l-92 70c-14 8-14 11-14 17 0 2 3 8 11 8 6 0 23-14 34-20 5-5 19-16 31-25l193 429c8 14 14 14 22 14 14 0 17-6 25-20l448-927c6-14 6-17 6-19 0-9-8-20-20-20-8 0-14 6-22 20z">
            <text:p/>
          </draw:path>
          <draw:polygon draw:style-name="gr5" draw:layer="layout" svg:width="0.59cm" svg:height="0.041cm" svg:x="16.816cm" svg:y="7.386cm" svg:viewBox="0 0 591 42" draw:points="294,42 0,42 0,0 591,0 591,42">
            <text:p/>
          </draw:polygon>
          <draw:path draw:style-name="gr5" draw:layer="layout" svg:width="0.492cm" svg:height="0.898cm" svg:x="16.87cm" svg:y="7.47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olygon draw:style-name="gr5" draw:layer="layout" svg:width="3.594cm" svg:height="0.041cm" svg:x="13.812cm" svg:y="8.568cm" svg:viewBox="0 0 3595 42" draw:points="1798,42 0,42 0,0 3595,0 3595,42">
            <text:p/>
          </draw:polygon>
          <draw:path draw:style-name="gr5" draw:layer="layout" svg:width="0.447cm" svg:height="0.696cm" svg:x="15.036cm" svg:y="8.825cm" svg:viewBox="0 0 448 697" svg:d="M230 11c0 0 0-11-14-11-23 0-93 8-121 11-8 0-17 0-17 20 0 11 9 11 23 11 47 0 50 6 50 17l-3 19-145 569c-3 14-3 17-3 22 0 23 20 28 28 28 14 0 28-8 34-22 5-8 50-191 56-216 33 3 114 20 114 84 0 9 0 11-2 20-3 14-3 25-3 36 0 59 39 98 89 98 31 0 56-16 79-53 25-42 36-98 36-101 0-8-8-8-11-8-11 0-11 3-14 17-20 73-45 123-87 123-19 0-31-11-31-48 0-16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5" draw:layer="layout" svg:width="0.671cm" svg:height="0.668cm" svg:x="15.548cm" svg:y="8.84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5" draw:layer="layout" svg:width="0.486cm" svg:height="2.363cm" svg:x="17.558cm" svg:y="7.408cm" svg:viewBox="0 0 487 2364" svg:d="M487 1182c0-387-89-776-341-1073-20-22-56-61-98-98-12-11-14-11-28-11-12 0-20 0-20 11 0 3 3 6 6 9 33 36 100 100 168 207 159 255 232 574 232 955 0 266-36 608-199 902-78 137-162 221-204 260 0 6-3 8-3 11 0 9 8 9 20 9 14 0 16 0 30-14 334-300 437-754 437-1168z">
            <text:p/>
          </draw:path>
        </draw:g>
        <draw:g>
          <svg:title>TexMaths</svg:title>
          <svg:desc>28§display§f=qFr_c/kT§svg§600§FALSE</svg:desc>
          <draw:polygon draw:style-name="gr4" draw:layer="layout" svg:width="5.739cm" svg:height="0.985cm" svg:x="6.139cm" svg:y="11.068cm" svg:viewBox="0 0 5740 986" draw:points="2870,986 0,986 0,0 5740,0 5740,986">
            <text:p/>
          </draw:polygon>
          <draw:path draw:style-name="gr5" draw:layer="layout" svg:width="0.492cm" svg:height="0.898cm" svg:x="6.192cm" svg:y="11.113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<text:p/>
          </draw:path>
          <draw:path draw:style-name="gr5" draw:layer="layout" svg:width="0.657cm" svg:height="0.231cm" svg:x="7.055cm" svg:y="11.44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layer="layout" svg:width="0.408cm" svg:height="0.629cm" svg:x="8.079cm" svg:y="11.371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5" draw:layer="layout" svg:width="0.703cm" svg:height="0.671cm" svg:x="8.55cm" svg:y="11.138cm" svg:viewBox="0 0 704 672" svg:d="M263 350h95c73 0 82 17 82 45 0 8 0 20-6 48-3 5-6 11-6 11 0 8 9 14 14 14 9 0 9-3 14-23l54-213c2-11 2-14 2-16 0-3 0-12-11-12-8 0-11 6-14 20-19 79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19 0-9-6-9-6-12-3 0-6 0-28 0s-28 0-50-2c-31-3-34-6-34-20 0 0 0-8 6-22z">
            <text:p/>
          </draw:path>
          <draw:path draw:style-name="gr5" draw:layer="layout" svg:width="0.402cm" svg:height="0.447cm" svg:x="9.311cm" svg:y="11.37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5" draw:layer="layout" svg:width="0.301cm" svg:height="0.313cm" svg:x="9.771cm" svg:y="11.651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5" draw:layer="layout" svg:width="0.385cm" svg:height="0.985cm" svg:x="10.182cm" svg:y="11.068cm" svg:viewBox="0 0 386 986" svg:d="M381 36c5-11 5-16 5-16 0-12-8-20-19-20-9 0-14 3-17 8l-344 942c-6 14-6 16-6 16 0 12 8 20 20 20 14 0 16-6 22-22z">
            <text:p/>
          </draw:path>
          <draw:path draw:style-name="gr5" draw:layer="layout" svg:width="0.447cm" svg:height="0.696cm" svg:x="10.675cm" svg:y="11.124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5" draw:layer="layout" svg:width="0.671cm" svg:height="0.668cm" svg:x="11.187cm" svg:y="11.14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</draw:g>
        <presentation:notes draw:style-name="dp3">
          <draw:page-thumbnail draw:style-name="gr2" draw:layer="layout" svg:width="12.7cm" svg:height="9.526cm" svg:x="3.175cm" svg:y="1.904cm" draw:page-number="3" presentation:class="page"/>
          <draw:frame presentation:style-name="pr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04cm" svg:height="1.827cm" svg:x="1.662cm" svg:y="0.123cm" presentation:class="title">
          <draw:text-box>
            <text:p>Roughness</text:p>
          </draw:text-box>
        </draw:frame>
        <draw:frame presentation:style-name="pr7" draw:layer="layout" svg:width="22.04cm" svg:height="11.049cm" svg:x="2.099cm" svg:y="2.125cm" presentation:class="outline">
          <draw:text-box>
            <text:list text:style-name="L4">
              <text:list-item>
                <text:p>George has shown that roughness at the electrode can enhance injection (the field, really)*</text:p>
              </text:list-item>
              <text:list-item>
                <text:p>Injection current is exponential in the field =&gt; to get the average current, we need cannot simply insert the average field in the S&amp;M formula.</text:p>
              </text:list-item>
              <text:list-item>
                <text:p>George's formula for Schottky emission reads:</text:p>
                <text:p/>
                <text:p/>
              </text:list-item>
              <text:list-item>
                <text:p>Note: very similar to S&amp;M's formula for n (previous slide)</text:p>
              </text:list-item>
            </text:list>
          </draw:text-box>
        </draw:frame>
        <draw:frame draw:style-name="gr3" draw:text-style-name="P7" draw:layer="layout" svg:width="13.824cm" svg:height="1.013cm" svg:x="9.501cm" svg:y="17.872cm">
          <draw:text-box>
            <text:p><text:span text:style-name="T12">*G. Palasantzas </text:span><text:span text:style-name="T13">et al.</text:span><text:span text:style-name="T14">, Phys. Rev. B </text:span><text:span text:style-name="T15">60</text:span><text:span text:style-name="T16">, 9157 (1999)</text:span></text:p>
          </draw:text-box>
        </draw:frame>
        <draw:g>
          <svg:title>TexMaths</svg:title>
          <svg:desc>28§display§J_sc = A_S T^2 \exp\left( -\frac{\phi_b-\beta \sqrt{F}}{kT} \right)§svg§600§FALSE</svg:desc>
          <draw:polygon draw:style-name="gr4" draw:layer="layout" svg:width="11.747cm" svg:height="2.488cm" svg:x="6.124cm" svg:y="9.293cm" svg:viewBox="0 0 11748 2489" draw:points="5875,2489 0,2489 0,0 11748,0 11748,2489">
            <text:p/>
          </draw:polygon>
          <draw:path draw:style-name="gr5" draw:layer="layout" svg:width="0.469cm" svg:height="0.587cm" svg:x="6.183cm" svg:y="10.178cm" svg:viewBox="0 0 470 588" svg:d="M392 61c7-28 9-35 54-35 14 0 24 0 24-17 0-7-8-9-12-9-21 0-73 2-95 2-26 0-94-2-122-2-7 0-17 0-17 17 0 9 7 9 28 9 19 0 29 0 50 2 19 3 24 5 24 17 0 5 0 9-3 16l-96 383c-19 80-76 125-118 125-24 0-67-10-81-52 3 0 10 0 10 0 33 0 54-29 54-52 0-26-21-36-35-36-17 0-57 10-57 67 0 51 45 92 111 92 75 0 163-57 184-137z">
            <text:p/>
          </draw:path>
          <draw:path draw:style-name="gr5" draw:layer="layout" svg:width="0.233cm" svg:height="0.263cm" svg:x="6.624cm" svg:y="10.612cm" svg:viewBox="0 0 234 264" svg:d="M210 38c-14 4-24 16-24 28 0 14 12 19 19 19s29-5 29-33c0-40-43-52-78-52-92 0-109 68-109 85 0 21 14 35 21 42 17 12 26 15 66 22 12 2 50 9 50 40 0 9-5 30-31 47-23 12-52 12-59 12-23 0-56-5-70-24 21-2 33-19 33-35 0-14-10-21-24-21-16 0-33 14-33 40 0 35 38 56 94 56 109 0 128-73 128-96 0-55-59-64-80-69-5-2-22-5-24-5-21-4-33-16-33-28 0-14 12-31 24-38 16-11 37-11 47-11 12 0 42 2 54 21z">
            <text:p/>
          </draw:path>
          <draw:path draw:style-name="gr5" draw:layer="layout" svg:width="0.325cm" svg:height="0.377cm" svg:x="6.973cm" svg:y="10.378cm" svg:viewBox="0 0 326 378" svg:d="M297 52c-14 0-26 0-37 12-15 12-15 26-15 33 0 19 15 28 31 28 24 0 47-19 47-54 0-40-40-71-99-71-113 0-224 120-224 236 0 75 50 142 134 142 121 0 192-88 192-100 0-4-5-9-12-9-3 0-5 2-10 7-66 83-158 83-167 83-52 0-76-40-76-90 0-35 17-116 45-168 26-47 73-82 118-82 28 0 62 9 73 33z">
            <text:p/>
          </draw:path>
          <draw:path draw:style-name="gr5" draw:layer="layout" svg:width="0.553cm" svg:height="0.195cm" svg:x="7.575cm" svg:y="10.44cm" svg:viewBox="0 0 554 196" svg:d="M526 33c12 0 28 0 28-16 0-17-16-17-28-17h-498c-11 0-28 0-28 17 0 16 17 16 28 16zM526 196c12 0 28 0 28-17 0-16-16-16-28-16h-498c-11 0-28 0-28 16 0 17 17 17 28 17z">
            <text:p/>
          </draw:path>
          <draw:path draw:style-name="gr5" draw:layer="layout" svg:width="0.57cm" svg:height="0.596cm" svg:x="8.432cm" svg:y="10.15cm" svg:viewBox="0 0 571 597" svg:d="M120 500c-33 57-66 69-103 71-10 0-17 0-17 17 0 4 5 9 12 9 21 0 47-2 71-2 28 0 56 2 82 2 5 0 17 0 17-17 0-9-7-9-14-9-19-2-38-9-38-31 0-9 4-19 12-30l61-107h210c2 19 14 133 14 140 0 26-45 28-61 28-12 0-19 0-19 17 0 9 9 9 12 9 33 0 68-2 103-2 22 0 74 2 95 2 5 0 14 0 14-17 0-9-7-9-19-9-52 0-52-7-54-31l-50-521c-2-17-2-19-16-19s-17 5-21 14zM219 378l166-274 26 274z">
            <text:p/>
          </draw:path>
          <draw:path draw:style-name="gr5" draw:layer="layout" svg:width="0.369cm" svg:height="0.421cm" svg:x="9.069cm" svg:y="10.461cm" svg:viewBox="0 0 370 422" svg:d="M370 7c0-2-2-7-7-7-2 0-4 0-11 7l-29 35c-21-33-59-42-94-42-83 0-156 66-156 134 0 8 3 31 19 52 21 24 42 31 83 38 9 5 40 10 49 12 19 5 54 19 54 61 0 47-49 104-118 104-49 0-113-19-113-82 0-8 3-19 5-31 0-2 0-2 0-2 0-8-7-8-10-8-7 0-9 0-11 12l-29 116c-2 2-2 7-2 9 0 3 2 7 7 7s5 0 12-9c7-7 23-24 28-31 31 33 78 40 113 40 88 0 159-75 159-144 0-26-10-49-24-63-19-22-28-24-104-40-12-5-31-7-38-10-14-5-37-21-37-54 0-45 52-92 113-92s92 35 92 92c0 7-2 19-2 26s7 7 9 7c9 0 9-2 12-12z">
            <text:p/>
          </draw:path>
          <draw:path draw:style-name="gr5" draw:layer="layout" svg:width="0.565cm" svg:height="0.563cm" svg:x="9.524cm" svg:y="10.183cm" svg:viewBox="0 0 566 564" svg:d="M335 59c7-24 9-28 19-31 9-2 35-2 54-2 83 0 121 2 121 68 0 12-3 45-8 66 0 5-2 15-2 17 0 5 2 9 10 9 9 0 11-4 14-18l21-144c2-5 2-12 2-15 0-9-9-9-23-9h-460c-22 0-22 0-29 17l-49 146c0 2-5 14-5 16 0 5 5 7 9 7 10 0 10-2 15-16 44-130 66-144 191-144h30c24 0 24 2 24 9 0 5-2 17-2 19l-111 444c-10 31-12 40-99 40-31 0-36 0-36 16 0 10 10 10 14 10 22 0 45-2 69-2 23 0 47 0 71 0 23 0 47 0 68 0 24 0 50 2 73 2 7 0 19 0 19-17 0-9-7-9-28-9s-33 0-55-2c-23-3-30-5-30-17 0-2 0-7 2-19z">
            <text:p/>
          </draw:path>
          <draw:path draw:style-name="gr5" draw:layer="layout" svg:width="0.259cm" svg:height="0.386cm" svg:x="10.142cm" svg:y="10.017cm" svg:viewBox="0 0 260 387" svg:d="M260 281h-22c0 14-7 47-14 54-5 2-49 2-59 2h-106c61-54 80-70 116-96 44-36 85-71 85-128 0-71-64-113-137-113s-123 52-123 104c0 30 26 33 31 33 14 0 30-10 30-31 0-9-2-30-33-30 17-43 57-55 85-55 59 0 90 45 90 92 0 52-38 92-57 114l-141 139c-5 4-5 4-5 21h241z">
            <text:p/>
          </draw:path>
          <draw:path draw:style-name="gr5" draw:layer="layout" svg:width="0.322cm" svg:height="0.381cm" svg:x="10.638cm" svg:y="10.374cm" svg:viewBox="0 0 323 382" svg:d="M71 163c5-123 75-144 104-144 85 0 94 113 94 144zM68 182h234c19 0 21 0 21-19 0-83-45-163-148-163-97 0-175 85-175 191 0 111 87 191 184 191 102 0 139-92 139-108 0-7-7-10-12-10-7 0-7 5-9 12-31 85-104 85-113 85-43 0-76-24-95-54-26-40-26-97-26-125z">
            <text:p/>
          </draw:path>
          <draw:path draw:style-name="gr5" draw:layer="layout" svg:width="0.419cm" svg:height="0.358cm" svg:x="10.994cm" svg:y="10.388cm" svg:viewBox="0 0 420 359" svg:d="M229 163c26-31 57-71 78-95 26-28 59-42 99-42v-26c-21 2-47 2-69 2-26 0-70-2-80-2v26c17 2 24 12 24 26s-7 24-12 28l-52 66-66-85c-7-7-7-9-7-14 0-12 12-21 31-21v-26c-24 0-78 2-92 2-17 0-57 0-78-2v26c59 0 59 0 96 52l83 106-78 99c-40 50-89 52-106 52v24c21 0 47-3 68-3 26 0 59 3 81 3v-24c-19-5-24-14-24-26 0-19 24-47 73-106l64 83c7 9 19 23 19 28 0 7-7 19-31 21v24c26 0 71-3 90-3 23 0 56 3 80 3v-24c-45 0-59-2-78-26z">
            <text:p/>
          </draw:path>
          <draw:path draw:style-name="gr5" draw:layer="layout" svg:width="0.41cm" svg:height="0.53cm" svg:x="11.445cm" svg:y="10.378cm" svg:viewBox="0 0 411 531" svg:d="M120 54v-54l-120 9v26c59 0 66 5 66 41v391c0 38-9 38-66 38v26c28-2 71-5 94-5 22 0 64 3 95 5v-26c-57 0-66 0-66-38v-141-7c4 14 40 59 101 59 102 0 187-83 187-189s-81-189-175-189c-64 0-99 38-116 54zM123 274v-187c23-42 66-66 108-66 59 0 111 73 111 168 0 101-59 170-120 170-33 0-66-17-88-50-11-19-11-19-11-35z">
            <text:p/>
          </draw:path>
          <draw:path draw:style-name="gr5" draw:layer="layout" svg:width="0.433cm" svg:height="2.488cm" svg:x="12.216cm" svg:y="9.293cm" svg:viewBox="0 0 434 2489" svg:d="M434 2482c0-4 0-4-5-12-80-96-146-202-195-316-109-255-154-552-154-908 0-354 43-666 165-937 48-106 111-203 187-292 0-3 2-5 2-8 0-9-5-9-19-9-12 0-14 0-14 2-2 0-54 50-118 142-146 203-219 448-257 696-19 132-26 269-26 403 0 312 40 628 172 914 59 125 139 238 222 325 7 7 7 7 21 7s19 0 19-7z">
            <text:p/>
          </draw:path>
          <draw:path draw:style-name="gr5" draw:layer="layout" svg:width="0.509cm" svg:height="0.034cm" svg:x="12.745cm" svg:y="10.52cm" svg:viewBox="0 0 510 35" svg:d="M479 35c14 0 31 0 31-16 0-19-17-19-31-19h-451c-14 0-28 0-28 19 0 16 14 16 28 16z">
            <text:p/>
          </draw:path>
          <draw:path draw:style-name="gr5" draw:layer="layout" svg:width="0.436cm" svg:height="0.747cm" svg:x="13.462cm" svg:y="9.607cm" svg:viewBox="0 0 437 748" svg:d="M323 19l3-10c0-2 0-9-10-9-9 0-9 2-12 17l-49 191c-132 4-255 115-255 229 0 80 59 143 160 151-7 25-11 51-18 77-12 41-19 71-19 74 0 9 4 9 9 9s7 0 10-2c0-3 7-24 9-36l31-122c134-5 255-116 255-229 0-66-45-142-161-151zM165 569c-52-3-111-31-111-114 0-101 71-217 196-228zM271 227c64 4 111 42 111 115 0 99-71 217-196 227z">
            <text:p/>
          </draw:path>
          <draw:path draw:style-name="gr5" draw:layer="layout" svg:width="0.237cm" svg:height="0.41cm" svg:x="13.953cm" svg:y="9.904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5" draw:layer="layout" svg:width="0.509cm" svg:height="0.034cm" svg:x="14.503cm" svg:y="9.958cm" svg:viewBox="0 0 510 35" svg:d="M479 35c14 0 31 0 31-16 0-19-17-19-31-19h-451c-14 0-28 0-28 19 0 16 14 16 28 16z">
            <text:p/>
          </draw:path>
          <draw:path draw:style-name="gr5" draw:layer="layout" svg:width="0.454cm" svg:height="0.747cm" svg:x="15.286cm" svg:y="9.597cm" svg:viewBox="0 0 455 748" svg:d="M455 113c0-61-47-113-113-113-49 0-73 14-101 35-48 33-92 114-109 177l-132 529c0 2 2 7 9 7 8 0 10 0 12-2l57-232c16 50 54 81 113 81 61 0 125-29 161-64 40-40 68-92 68-153 0-62-31-104-61-126 47-25 96-77 96-139zM304 252c-11 5-18 5-40 5-12 0-28 3-37-2 2-10 33-7 42-7 17 0 24 0 35 4zM408 94c0 59-33 118-75 144-24-7-40-9-64-9-19 0-64 0-64 26-2 23 43 21 57 21 31 0 42 0 68-12 31 31 36 57 36 95 2 49-17 111-40 144-33 44-90 75-137 75-64 0-95-49-95-108 0-8 0-22 5-36l52-212c19-71 80-203 179-203 48 0 78 26 78 75z">
            <text:p/>
          </draw:path>
          <draw:path draw:style-name="gr5" draw:layer="layout" svg:width="0.648cm" svg:height="0.83cm" svg:x="15.836cm" svg:y="9.449cm" svg:viewBox="0 0 649 831" svg:d="M262 743l-146-323c-5-12-10-12-12-12 0 0-5 0-14 7l-78 59c-12 7-12 10-12 14 0 3 2 8 9 8 5 0 19-12 29-17 4-5 16-14 26-21l163 361c7 12 11 12 18 12 12 0 15-5 22-17l377-781c5-12 5-14 5-16 0-8-7-17-17-17-7 0-11 5-19 17z">
            <text:p/>
          </draw:path>
          <draw:polygon draw:style-name="gr5" draw:layer="layout" svg:width="0.65cm" svg:height="0.034cm" svg:x="16.466cm" svg:y="9.449cm" svg:viewBox="0 0 651 35" draw:points="326,35 0,35 0,0 651,0 651,35">
            <text:p/>
          </draw:polygon>
          <draw:path draw:style-name="gr5" draw:layer="layout" svg:width="0.592cm" svg:height="0.565cm" svg:x="16.496cm" svg:y="9.619cm" svg:viewBox="0 0 593 566" svg:d="M222 295h80c61 0 68 14 68 38 0 7 0 16-4 40-3 5-5 9-5 9 0 7 7 12 12 12 7 0 7-2 12-19l44-179c3-10 3-12 3-14 0-3 0-10-10-10-7 0-9 5-11 17-17 66-38 80-109 80h-75l54-210c7-31 7-33 45-33h111c101 0 120 28 120 92 0 19 0 21-3 45-2 9-2 12-2 14 0 5 2 9 12 9 7 0 9-4 9-18l19-144c3-24-2-24-23-24h-409c-16 0-23 0-23 17 0 9 7 9 21 9 31 0 54 0 54 14 0 5 0 5-2 21l-111 439c-9 33-9 40-75 40-15 0-24 0-24 17 0 9 9 9 12 9 26 0 87-2 111-2 28 0 96 2 122 2 10 0 19 0 19-16 0-7-4-7-4-10-3 0-5 0-24 0s-24 0-43-2c-25-2-28-5-28-17 0 0 0-7 5-18z">
            <text:p/>
          </draw:path>
          <draw:polygon draw:style-name="gr5" draw:layer="layout" svg:width="3.694cm" svg:height="0.034cm" svg:x="13.422cm" svg:y="10.52cm" svg:viewBox="0 0 3695 35" draw:points="1847,35 0,35 0,0 3695,0 3695,35">
            <text:p/>
          </draw:polygon>
          <draw:path draw:style-name="gr5" draw:layer="layout" svg:width="0.377cm" svg:height="0.587cm" svg:x="14.786cm" svg:y="10.737cm" svg:viewBox="0 0 378 588" svg:d="M193 9c0 0 0-9-11-9-19 0-78 7-102 9-7 0-14 0-14 17 0 9 7 9 19 9 40 0 42 5 42 15l-2 16-123 479c-2 12-2 14-2 19 0 19 17 24 24 24 11 0 23-8 28-19 5-7 42-161 47-182 28 2 97 16 97 71 0 7 0 9-3 16-2 12-2 22-2 31 0 49 33 83 76 83 26 0 47-15 66-45 21-36 30-83 30-85 0-7-7-7-9-7-10 0-10 2-12 14-16 61-38 104-73 104-17 0-26-10-26-40 0-15 2-33 5-45 4-14 4-19 4-26 0-55-51-78-125-88 26-16 55-42 74-61 40-45 77-80 118-80 7 0 7 0 9 0 9 2 9 2 16 7 3 0 3 2 3 2-38 3-47 36-47 45 0 14 9 31 33 31 21 0 45-19 45-52 0-24-19-52-57-52-24 0-61 7-120 73-29 31-62 66-95 78z">
            <text:p/>
          </draw:path>
          <draw:path draw:style-name="gr5" draw:layer="layout" svg:width="0.565cm" svg:height="0.563cm" svg:x="15.218cm" svg:y="10.751cm" svg:viewBox="0 0 566 564" svg:d="M335 59c7-24 9-28 19-31 9-2 35-2 54-2 83 0 121 2 121 68 0 12-3 45-8 66 0 5-2 15-2 17 0 5 2 9 10 9 9 0 11-4 14-18l21-144c2-5 2-12 2-15 0-9-9-9-23-9h-460c-22 0-22 0-29 17l-49 146c0 2-5 14-5 16 0 5 5 7 9 7 10 0 10-2 15-16 44-130 66-144 191-144h30c24 0 24 2 24 9 0 5-2 17-2 19l-111 444c-10 31-12 40-99 40-31 0-36 0-36 16 0 10 10 10 14 10 22 0 45-2 69-2 23 0 47 0 71 0 23 0 47 0 68 0 24 0 50 2 73 2 7 0 19 0 19-17 0-9-7-9-28-9s-33 0-55-2c-23-3-30-5-30-17 0-2 0-7 2-19z">
            <text:p/>
          </draw:path>
          <draw:path draw:style-name="gr5" draw:layer="layout" svg:width="0.433cm" svg:height="2.488cm" svg:x="17.242cm" svg:y="9.293cm" svg:viewBox="0 0 434 2489" svg:d="M434 1246c0-312-38-628-172-913-59-125-139-239-222-326-7-7-7-7-21-7-12 0-19 0-19 9 0 3 2 8 5 10 80 97 146 203 196 316 108 255 153 552 153 908 0 354-40 666-165 937-47 106-111 203-187 293 0 2-2 5-2 9 0 7 7 7 19 7s14 0 14-2c2 0 54-50 118-142 146-203 219-448 257-696 19-132 26-269 26-403z">
            <text:p/>
          </draw:path>
        </draw:g>
        <presentation:notes draw:style-name="dp3">
          <draw:page-thumbnail draw:style-name="gr2" draw:layer="layout" svg:width="12.7cm" svg:height="9.526cm" svg:x="3.175cm" svg:y="1.904cm" draw:page-number="4" presentation:class="page"/>
          <draw:frame presentation:style-name="pr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2.04cm" svg:height="1.827cm" svg:x="1.662cm" svg:y="0.123cm" presentation:class="title">
          <draw:text-box>
            <text:p>Roughness</text:p>
          </draw:text-box>
        </draw:frame>
        <draw:frame presentation:style-name="pr7" draw:layer="layout" svg:width="22.04cm" svg:height="11.049cm" svg:x="2.099cm" svg:y="2.125cm" presentation:class="outline" presentation:user-transformed="true">
          <draw:text-box>
            <text:list text:style-name="L4">
              <text:list-item>
                <text:p>Enhanced injection current (Schottky emission) due to roughness:</text:p>
                <text:p/>
                <text:p/>
              </text:list-item>
              <text:list-item>
                <text:p>F2 is the second-order term in the Taylor series that George uses. We will calculate it later</text:p>
              </text:list-item>
              <text:list-item>
                <text:p>This means that the carrier density in the S&amp;M model is given by:</text:p>
                <text:p/>
                <text:p/>
                <text:p/>
              </text:list-item>
              <text:list-item>
                <text:p><text:span text:style-name="T17">where we assume that </text:span><text:span text:style-name="T18">ψ</text:span><text:span text:style-name="T19"> does not change due to roughness</text:span><text:span text:style-name="T20">.</text:span></text:p>
              </text:list-item>
            </text:list>
          </draw:text-box>
        </draw:frame>
        <draw:frame draw:style-name="gr3" draw:text-style-name="P7" draw:layer="layout" svg:width="13.507cm" svg:height="1.013cm" svg:x="9.502cm" svg:y="17.873cm">
          <draw:text-box>
            <text:p><text:span text:style-name="T12">G. Palasantzas </text:span><text:span text:style-name="T13">et al.</text:span><text:span text:style-name="T14">, Phys. Rev. B </text:span><text:span text:style-name="T15">60</text:span><text:span text:style-name="T16">, 9157 (1999)</text:span></text:p>
          </draw:text-box>
        </draw:frame>
        <draw:g>
          <svg:title>TexMaths</svg:title>
          <svg:desc>28§display§\frac{J_{sc}}{J_{sc}^0} = \exp\left( \frac{\beta\sqrt{F_0}}{2kT}  \frac{F_2}{F_0} \right )§svg§600§FALSE</svg:desc>
          <draw:polygon draw:style-name="gr4" draw:layer="layout" svg:width="9.917cm" svg:height="2.401cm" svg:x="7.953cm" svg:y="4.291cm" svg:viewBox="0 0 9918 2402" draw:points="4959,2402 0,2402 0,0 9918,0 9918,2402">
            <text:p/>
          </draw:polygon>
          <draw:path draw:style-name="gr5" draw:layer="layout" svg:width="0.556cm" svg:height="0.696cm" svg:x="8.023cm" svg:y="4.417cm" svg:viewBox="0 0 557 697" svg:d="M465 73c8-34 11-42 64-42 17 0 28 0 28-20 0-8-8-11-14-11-25 0-87 3-112 3-31 0-112-3-145-3-9 0-20 0-20 20 0 11 8 11 34 11 22 0 33 0 58 3 23 2 28 5 28 19 0 6 0 11-2 20l-115 453c-23 95-90 149-140 149-28 0-79-12-95-62 2 0 11 0 11 0 39 0 64-33 64-61 0-31-25-42-42-42-19 0-67 11-67 78 0 61 53 109 132 109 89 0 193-67 218-162z">
            <text:p/>
          </draw:path>
          <draw:path draw:style-name="gr5" draw:layer="layout" svg:width="0.276cm" svg:height="0.313cm" svg:x="8.547cm" svg:y="4.93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layer="layout" svg:width="0.301cm" svg:height="0.313cm" svg:x="8.913cm" svg:y="4.932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olygon draw:style-name="gr5" draw:layer="layout" svg:width="1.321cm" svg:height="0.041cm" svg:x="7.953cm" svg:y="5.489cm" svg:viewBox="0 0 1322 42" draw:points="661,42 0,42 0,0 1322,0 1322,42">
            <text:p/>
          </draw:polygon>
          <draw:path draw:style-name="gr5" draw:layer="layout" svg:width="0.556cm" svg:height="0.696cm" svg:x="8.023cm" svg:y="5.758cm" svg:viewBox="0 0 557 697" svg:d="M465 73c8-34 11-42 64-42 17 0 28 0 28-20 0-8-8-11-14-11-25 0-87 3-112 3-31 0-112-3-145-3-9 0-20 0-20 20 0 11 8 11 34 11 22 0 33 0 58 3 23 2 28 5 28 19 0 6 0 11-2 20l-115 453c-23 95-90 149-140 149-28 0-79-12-95-62 2 0 11 0 11 0 39 0 64-33 64-61 0-31-25-42-42-42-19 0-67 11-67 78 0 61 53 109 132 109 89 0 193-67 218-162z">
            <text:p/>
          </draw:path>
          <draw:path draw:style-name="gr5" draw:layer="layout" svg:width="0.321cm" svg:height="0.472cm" svg:x="8.628cm" svg:y="5.6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" draw:layer="layout" svg:width="0.276cm" svg:height="0.313cm" svg:x="8.547cm" svg:y="6.371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layer="layout" svg:width="0.301cm" svg:height="0.313cm" svg:x="8.913cm" svg:y="6.37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5" draw:layer="layout" svg:width="0.657cm" svg:height="0.231cm" svg:x="9.717cm" svg:y="5.3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layer="layout" svg:width="0.383cm" svg:height="0.453cm" svg:x="10.728cm" svg:y="5.31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5" draw:layer="layout" svg:width="0.497cm" svg:height="0.425cm" svg:x="11.151cm" svg:y="5.33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5" draw:layer="layout" svg:width="0.486cm" svg:height="0.629cm" svg:x="11.686cm" svg:y="5.32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5" draw:layer="layout" svg:width="0.486cm" svg:height="2.362cm" svg:x="12.573cm" svg:y="4.327cm" svg:viewBox="0 0 487 2363" svg:d="M487 2354c0-5-3-5-3-11-39-36-103-101-170-207-160-255-233-574-233-955 0-263 37-607 199-898 78-140 160-221 204-266 3-3 3-3 3-6 0-11-8-11-22-11-11 0-14 0-28 14-333 302-437 753-437 1167 0 387 90 779 342 1073 19 22 56 61 98 98 11 11 14 11 25 11 14 0 22 0 22-9z">
            <text:p/>
          </draw:path>
          <draw:path draw:style-name="gr5" draw:layer="layout" svg:width="0.539cm" svg:height="0.886cm" svg:x="13.24cm" svg:y="4.395cm" svg:viewBox="0 0 540 887" svg:d="M540 134c0-72-56-134-134-134-59 0-87 17-120 42-56 39-110 134-129 210l-157 627c0 3 3 8 11 8 9 0 11 0 14-2l67-275c20 59 65 95 135 95 73 0 148-33 190-75 48-48 81-109 81-182s-36-123-72-148c56-31 114-93 114-166zM361 300c-14 5-22 5-47 5-14 0-34 3-45-3 3-11 39-8 50-8 20 0 28 0 42 6zM484 112c0 70-39 140-89 171-28-9-48-11-76-11-22 0-75 0-75 30-3 28 50 26 67 26 36 0 50 0 81-14 36 36 42 67 42 112 3 58-20 131-48 170-39 53-106 90-162 90-76 0-112-59-112-129 0-8 0-25 6-42l61-252c23-84 95-241 213-241 56 0 92 31 92 90z">
            <text:p/>
          </draw:path>
          <draw:path draw:style-name="gr5" draw:layer="layout" svg:width="0.769cm" svg:height="0.984cm" svg:x="13.892cm" svg:y="4.291cm" svg:viewBox="0 0 770 985" svg:d="M311 882l-174-384c-5-14-11-14-14-14 0 0-5 0-17 9l-92 70c-14 8-14 11-14 17 0 2 3 8 11 8 6 0 23-14 34-20 5-5 19-16 31-25l193 428c8 14 14 14 22 14 14 0 17-5 25-19l448-927c6-14 6-17 6-19 0-9-8-20-20-20-8 0-14 6-22 20z">
            <text:p/>
          </draw:path>
          <draw:polygon draw:style-name="gr5" draw:layer="layout" svg:width="1.077cm" svg:height="0.041cm" svg:x="14.64cm" svg:y="4.291cm" svg:viewBox="0 0 1078 42" draw:points="538,42 0,42 0,0 1078,0 1078,42">
            <text:p/>
          </draw:polygon>
          <draw:path draw:style-name="gr5" draw:layer="layout" svg:width="0.703cm" svg:height="0.671cm" svg:x="14.676cm" svg:y="4.42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5" draw:layer="layout" svg:width="0.321cm" svg:height="0.472cm" svg:x="15.309cm" svg:y="4.78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5" draw:layer="layout" svg:width="2.505cm" svg:height="0.041cm" svg:x="13.212cm" svg:y="5.489cm" svg:viewBox="0 0 2506 42" draw:points="1252,42 0,42 0,0 2506,0 2506,42">
            <text:p/>
          </draw:polygon>
          <draw:path draw:style-name="gr5" draw:layer="layout" svg:width="0.394cm" svg:height="0.657cm" svg:x="13.637cm" svg:y="5.775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5" draw:layer="layout" svg:width="0.447cm" svg:height="0.696cm" svg:x="14.136cm" svg:y="5.747cm" svg:viewBox="0 0 448 697" svg:d="M230 11c0 0 0-11-14-11-23 0-93 8-121 11-8 0-17 0-17 20 0 11 9 11 23 11 47 0 50 6 50 17l-3 19-145 569c-3 14-3 16-3 22 0 22 20 28 28 28 14 0 28-8 34-22 5-9 50-191 56-216 33 3 114 20 114 84 0 9 0 11-2 20-3 14-3 25-3 36 0 59 39 98 89 98 31 0 56-17 79-53 25-42 36-98 36-101 0-8-8-8-11-8-11 0-11 3-14 17-20 72-45 123-87 123-19 0-31-12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5" draw:layer="layout" svg:width="0.671cm" svg:height="0.668cm" svg:x="14.648cm" svg:y="5.76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2z">
            <text:p/>
          </draw:path>
          <draw:path draw:style-name="gr5" draw:layer="layout" svg:width="0.703cm" svg:height="0.671cm" svg:x="15.989cm" svg:y="4.42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5" draw:layer="layout" svg:width="0.307cm" svg:height="0.458cm" svg:x="16.628cm" svg:y="4.78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5" draw:layer="layout" svg:width="1.077cm" svg:height="0.041cm" svg:x="15.95cm" svg:y="5.489cm" svg:viewBox="0 0 1078 42" draw:points="538,42 0,42 0,0 1078,0 1078,42">
            <text:p/>
          </draw:polygon>
          <draw:path draw:style-name="gr5" draw:layer="layout" svg:width="0.703cm" svg:height="0.671cm" svg:x="15.989cm" svg:y="5.761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5" draw:layer="layout" svg:width="0.321cm" svg:height="0.472cm" svg:x="16.619cm" svg:y="6.11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" draw:layer="layout" svg:width="0.486cm" svg:height="2.362cm" svg:x="17.177cm" svg:y="4.327cm" svg:viewBox="0 0 487 2363" svg:d="M487 1181c0-386-89-775-341-1072-20-22-56-61-98-98-12-11-14-11-28-11-12 0-20 0-20 11 0 3 3 6 6 9 33 36 100 100 168 207 159 255 232 574 232 954 0 266-36 608-199 902-78 137-162 221-204 260 0 6-3 9-3 11 0 9 8 9 20 9 14 0 16 0 30-14 334-300 437-753 437-1168z">
            <text:p/>
          </draw:path>
        </draw:g>
        <draw:g>
          <svg:title>TexMaths</svg:title>
          <svg:desc>28§display§\frac{n_0^{\rm rough} }{n_0}= \exp\left( \frac{\beta\sqrt{F_0}}{2kT}  \frac{F_2}{F_0} \right )§svg§600§FALSE</svg:desc>
          <draw:polygon draw:style-name="gr4" draw:layer="layout" svg:width="11.199cm" svg:height="2.553cm" svg:x="4.954cm" svg:y="11.907cm" svg:viewBox="0 0 11200 2554" draw:points="5600,2554 0,2554 0,0 11200,0 11200,2554">
            <text:p/>
          </draw:polygon>
          <draw:path draw:style-name="gr5" draw:layer="layout" svg:width="0.534cm" svg:height="0.447cm" svg:x="4.982cm" svg:y="12.42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" draw:layer="layout" svg:width="0.248cm" svg:height="0.307cm" svg:x="5.578cm" svg:y="12.081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5" draw:layer="layout" svg:width="0.341cm" svg:height="0.315cm" svg:x="5.878cm" svg:y="12.078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5" draw:layer="layout" svg:width="0.371cm" svg:height="0.313cm" svg:x="6.281cm" svg:y="12.081cm" svg:viewBox="0 0 372 314" svg:d="M213 8v26c47 0 53 2 53 39v117c0 62-39 104-92 104-65 0-68-31-68-64v-230l-106 8v26c53 0 53 0 53 64v104c0 47 0 112 115 112 14 0 67 0 98-59h3v59l103-9v-22c-47 0-53-6-53-39v-244z">
            <text:p/>
          </draw:path>
          <draw:path draw:style-name="gr5" draw:layer="layout" svg:width="0.349cm" svg:height="0.453cm" svg:x="6.707cm" svg:y="12.075cm" svg:viewBox="0 0 350 454" svg:d="M73 190c11 6 36 20 75 20 73 0 124-48 124-101 0-28-12-47-28-67 30-22 58-22 70-22-3 2-6 5-6 16 0 14 8 23 22 23 9 0 20-9 20-23 0-16-11-36-39-36-11 0-48 3-81 31-20-14-51-25-82-25-70 0-123 50-123 103 0 28 14 51 34 70-6 6-20 28-20 56 0 9 0 42 28 62-31 11-67 33-67 70 0 50 76 87 171 87 87 0 171-34 171-90 0-20-9-59-48-78-42-23-81-23-148-23-17 0-42 0-48 0-22-5-34-25-34-45 0-16 6-22 9-28zM148 190c-67 0-67-67-67-81 0-11 0-39 14-56 9-14 28-25 53-25 68 0 68 67 68 81 0 11 0 39-14 56-9 11-28 25-54 25zM148 311c62 0 149 0 149 53 0 39-53 70-126 70s-129-34-129-70c0-22 22-53 67-53z">
            <text:p/>
          </draw:path>
          <draw:path draw:style-name="gr5" draw:layer="layout" svg:width="0.371cm" svg:height="0.481cm" svg:x="7.107cm" svg:y="11.907cm" svg:viewBox="0 0 372 482" svg:d="M319 272c0-62-28-96-103-96-62 0-96 37-112 62v-238l-104 8v26c48 0 53 2 53 36v356c0 30-8 30-53 30v26c0 0 50-3 78-3 26 0 76 0 82 3v-26c-45 0-54 0-54-30v-124c0-72 59-106 104-106 48 0 56 36 56 73v157c0 30-8 30-53 30v26c3 0 50-3 78-3s76 0 81 3v-26c-44 0-53 0-53-30z">
            <text:p/>
          </draw:path>
          <draw:path draw:style-name="gr5" draw:layer="layout" svg:width="0.321cm" svg:height="0.472cm" svg:x="5.581cm" svg:y="12.66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5" draw:layer="layout" svg:width="2.603cm" svg:height="0.041cm" svg:x="4.954cm" svg:y="13.26cm" svg:viewBox="0 0 2604 42" draw:points="1302,42 0,42 0,0 2604,0 2604,42">
            <text:p/>
          </draw:polygon>
          <draw:path draw:style-name="gr5" draw:layer="layout" svg:width="0.534cm" svg:height="0.447cm" svg:x="5.766cm" svg:y="13.764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" draw:layer="layout" svg:width="0.321cm" svg:height="0.472cm" svg:x="6.365cm" svg:y="13.8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" draw:layer="layout" svg:width="0.657cm" svg:height="0.231cm" svg:x="8.003cm" svg:y="13.1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layer="layout" svg:width="0.383cm" svg:height="0.453cm" svg:x="9.014cm" svg:y="13.08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5" draw:layer="layout" svg:width="0.497cm" svg:height="0.425cm" svg:x="9.434cm" svg:y="13.1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5" draw:layer="layout" svg:width="0.486cm" svg:height="0.629cm" svg:x="9.969cm" svg:y="13.089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5" draw:layer="layout" svg:width="0.486cm" svg:height="2.363cm" svg:x="10.856cm" svg:y="12.097cm" svg:viewBox="0 0 487 2364" svg:d="M487 2355c0-5-3-5-3-11-39-36-103-101-170-207-160-255-233-574-233-955 0-263 37-608 199-899 78-140 160-221 204-266 3-3 3-3 3-6 0-11-8-11-22-11-11 0-14 0-28 14-333 302-437 753-437 1168 0 386 90 778 342 1072 19 23 56 62 98 98 11 12 14 12 25 12 14 0 22 0 22-9z">
            <text:p/>
          </draw:path>
          <draw:path draw:style-name="gr5" draw:layer="layout" svg:width="0.539cm" svg:height="0.887cm" svg:x="11.526cm" svg:y="12.165cm" svg:viewBox="0 0 540 888" svg:d="M540 134c0-72-56-134-134-134-59 0-87 17-120 42-56 39-110 134-129 210l-157 627c0 3 3 9 11 9 9 0 11 0 14-3l67-275c20 59 65 96 135 96 73 0 148-34 190-76 48-48 81-109 81-182s-36-123-72-148c56-31 114-93 114-166zM361 300c-14 5-22 5-47 5-14 0-34 3-45-3 3-11 39-8 50-8 20 0 28 0 42 6zM484 112c0 70-39 140-89 171-28-9-48-11-76-11-22 0-75 0-75 30-3 28 50 26 67 26 36 0 50 0 81-14 36 36 42 67 42 112 3 58-20 131-48 170-39 54-106 90-162 90-76 0-112-59-112-129 0-8 0-25 6-42l61-252c23-84 95-241 213-241 56 0 92 31 92 90z">
            <text:p/>
          </draw:path>
          <draw:path draw:style-name="gr5" draw:layer="layout" svg:width="0.769cm" svg:height="0.985cm" svg:x="12.175cm" svg:y="12.058cm" svg:viewBox="0 0 770 986" svg:d="M311 882l-174-384c-5-14-11-14-14-14 0 0-5 0-17 9l-92 70c-14 8-14 11-14 17 0 2 3 8 11 8 6 0 23-14 34-20 5-5 19-16 31-25l193 429c8 14 14 14 22 14 14 0 17-6 25-20l448-927c6-14 6-17 6-19 0-9-8-20-20-20-8 0-14 6-22 20z">
            <text:p/>
          </draw:path>
          <draw:polygon draw:style-name="gr5" draw:layer="layout" svg:width="1.077cm" svg:height="0.041cm" svg:x="12.923cm" svg:y="12.058cm" svg:viewBox="0 0 1078 42" draw:points="538,42 0,42 0,0 1078,0 1078,42">
            <text:p/>
          </draw:polygon>
          <draw:path draw:style-name="gr5" draw:layer="layout" svg:width="0.703cm" svg:height="0.671cm" svg:x="12.962cm" svg:y="12.19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19 0-9-6-9-6-12-3 0-6 0-28 0s-28 0-50-2c-31-3-34-6-34-20 0 0 0-9 6-23z">
            <text:p/>
          </draw:path>
          <draw:path draw:style-name="gr5" draw:layer="layout" svg:width="0.321cm" svg:height="0.472cm" svg:x="13.592cm" svg:y="12.54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5" draw:layer="layout" svg:width="2.505cm" svg:height="0.041cm" svg:x="11.495cm" svg:y="13.26cm" svg:viewBox="0 0 2506 42" draw:points="1252,42 0,42 0,0 2506,0 2506,42">
            <text:p/>
          </draw:polygon>
          <draw:path draw:style-name="gr5" draw:layer="layout" svg:width="0.394cm" svg:height="0.657cm" svg:x="11.923cm" svg:y="13.54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5" draw:layer="layout" svg:width="0.447cm" svg:height="0.696cm" svg:x="12.419cm" svg:y="13.517cm" svg:viewBox="0 0 448 697" svg:d="M230 11c0 0 0-11-14-11-23 0-93 8-121 11-8 0-17 0-17 20 0 11 9 11 23 11 47 0 50 6 50 17l-3 19-145 569c-3 14-3 17-3 22 0 23 20 28 28 28 14 0 28-8 34-22 5-8 50-191 56-216 33 3 114 20 114 84 0 9 0 11-2 20-3 14-3 25-3 36 0 59 39 98 89 98 31 0 56-16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5" draw:layer="layout" svg:width="0.671cm" svg:height="0.668cm" svg:x="12.931cm" svg:y="13.53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-1-42 19 0 11 11 11 17 11 25 0 53-2 81-2s56 0 84 0 56 0 81 0c28 0 59 2 87 2 9 0 23 0 23-19 0-12-9-11-34-11s-39 0-64-3c-28-3-37-6-37-20 0-3 0-8 3-22z">
            <text:p/>
          </draw:path>
          <draw:path draw:style-name="gr5" draw:layer="layout" svg:width="0.703cm" svg:height="0.671cm" svg:x="14.272cm" svg:y="12.19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19 0-9-6-9-6-12-3 0-6 0-28 0s-28 0-50-2c-31-3-34-6-34-20 0 0 0-9 6-23z">
            <text:p/>
          </draw:path>
          <draw:path draw:style-name="gr5" draw:layer="layout" svg:width="0.307cm" svg:height="0.458cm" svg:x="14.911cm" svg:y="12.54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5" draw:layer="layout" svg:width="1.077cm" svg:height="0.041cm" svg:x="14.233cm" svg:y="13.26cm" svg:viewBox="0 0 1078 42" draw:points="538,42 0,42 0,0 1078,0 1078,42">
            <text:p/>
          </draw:polygon>
          <draw:path draw:style-name="gr5" draw:layer="layout" svg:width="0.703cm" svg:height="0.671cm" svg:x="14.272cm" svg:y="13.531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19 0-9-6-9-6-12-3 0-6 0-28 0s-28 0-50-2c-31-3-34-6-34-20 0 0 0-9 6-23z">
            <text:p/>
          </draw:path>
          <draw:path draw:style-name="gr5" draw:layer="layout" svg:width="0.321cm" svg:height="0.472cm" svg:x="14.902cm" svg:y="13.8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" draw:layer="layout" svg:width="0.486cm" svg:height="2.363cm" svg:x="15.462cm" svg:y="12.097cm" svg:viewBox="0 0 487 2364" svg:d="M487 1182c0-387-89-776-341-1073-20-22-56-61-98-98-12-11-14-11-28-11-12 0-20 0-20 11 0 3 3 6 6 9 33 36 100 100 168 207 159 255 232 574 232 955 0 266-36 607-199 902-78 137-162 221-204 260 0 6-3 8-3 11 0 9 8 9 20 9 14 0 16 0 30-14 334-300 437-754 437-1168z">
            <text:p/>
          </draw:path>
        </draw:g>
        <presentation:notes draw:style-name="dp3">
          <draw:page-thumbnail draw:style-name="gr2" draw:layer="layout" svg:width="12.7cm" svg:height="9.526cm" svg:x="3.175cm" svg:y="1.904cm" draw:page-number="5" presentation:class="page"/>
          <draw:frame presentation:style-name="pr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2.04cm" svg:height="1.827cm" svg:x="1.662cm" svg:y="0.123cm" presentation:class="title">
          <draw:text-box>
            <text:p>Roughness: calculating the field</text:p>
          </draw:text-box>
        </draw:frame>
        <draw:frame presentation:style-name="pr7" draw:text-style-name="P8" draw:layer="layout" svg:width="22.04cm" svg:height="11.049cm" svg:x="2.047cm" svg:y="2.101cm" presentation:class="outline" presentation:user-transformed="true">
          <draw:text-box>
            <text:list text:style-name="L4">
              <text:list-item>
                <text:p><text:span text:style-name="T21">Use George's eq. 31:</text:span></text:p>
                <text:p><text:span text:style-name="T21"/></text:p>
                <text:p><text:span text:style-name="T21"/></text:p>
              </text:list-item>
              <text:list-item>
                <text:p><text:span text:style-name="T22">Δ=w/h0. w=rms roughness, h0=film thickness</text:span></text:p>
              </text:list-item>
              <text:list-item>
                <text:p><text:span text:style-name="T22">a=0.5 approximately. This is calculated from the roughness parameters (i.e. input from Solmaz)</text:span></text:p>
              </text:list-item>
              <text:list-item>
                <text:p><text:span text:style-name="T22">L=</text:span><text:span text:style-name="T23">ξ</text:span><text:span text:style-name="T24">/h0. </text:span><text:span text:style-name="T23">ξ=lateral correlation length, ~100 nm.</text:span></text:p>
              </text:list-item>
              <text:list-item>
                <text:p><text:span text:style-name="T23">α=0.5-0.7: roughness exponent. Lower value means more spiky surface. </text:span></text:p>
              </text:list-item>
            </text:list>
          </draw:text-box>
        </draw:frame>
        <draw:frame draw:style-name="gr3" draw:text-style-name="P7" draw:layer="layout" svg:width="13.507cm" svg:height="1.013cm" svg:x="9.503cm" svg:y="17.874cm">
          <draw:text-box>
            <text:p><text:span text:style-name="T12">G. Palasantzas </text:span><text:span text:style-name="T13">et al.</text:span><text:span text:style-name="T14">, Phys. Rev. B </text:span><text:span text:style-name="T15">60</text:span><text:span text:style-name="T16">, 9157 (1999)</text:span></text:p>
          </draw:text-box>
        </draw:frame>
        <draw:g>
          <svg:title>TexMaths</svg:title>
          <svg:desc>28§display§\frac{F_2}{F_0}=\Delta^2 L^2 \int_0^{q_c} \frac{ q^2 \coth q}{ (1+aL^2 q^2)^{1+\alpha}} dq§svg§600§FALSE</svg:desc>
          <draw:polygon draw:style-name="gr4" draw:layer="layout" svg:width="14.758cm" svg:height="2.39cm" svg:x="3.879cm" svg:y="3.418cm" svg:viewBox="0 0 14759 2391" draw:points="7378,2391 0,2391 0,0 14759,0 14759,2391">
            <text:p/>
          </draw:polygon>
          <draw:path draw:style-name="gr5" draw:layer="layout" svg:width="0.703cm" svg:height="0.671cm" svg:x="3.915cm" svg:y="3.55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5" draw:layer="layout" svg:width="0.307cm" svg:height="0.458cm" svg:x="4.557cm" svg:y="3.9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5" draw:layer="layout" svg:width="1.077cm" svg:height="0.041cm" svg:x="3.879cm" svg:y="4.619cm" svg:viewBox="0 0 1078 42" draw:points="538,42 0,42 0,0 1078,0 1078,42">
            <text:p/>
          </draw:polygon>
          <draw:path draw:style-name="gr5" draw:layer="layout" svg:width="0.703cm" svg:height="0.671cm" svg:x="3.915cm" svg:y="4.891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5" draw:layer="layout" svg:width="0.321cm" svg:height="0.472cm" svg:x="4.548cm" svg:y="5.24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" draw:layer="layout" svg:width="0.657cm" svg:height="0.231cm" svg:x="5.399cm" svg:y="4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layer="layout" svg:width="0.727cm" svg:height="0.707cm" svg:x="6.43cm" svg:y="4.18cm" svg:viewBox="0 0 728 708" svg:d="M389 17c-5-11-8-17-25-17s-20 6-25 17l-333 672c-6 8-6 8-6 11 0 8 6 8 22 8h686c14 0 20 0 20-8 0-3 0-3-3-11zM333 98l266 535h-532z">
            <text:p/>
          </draw:path>
          <draw:path draw:style-name="gr5" draw:layer="layout" svg:width="0.307cm" svg:height="0.458cm" svg:x="7.247cm" svg:y="4.0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5" draw:layer="layout" svg:width="0.595cm" svg:height="0.674cm" svg:x="7.684cm" svg:y="4.2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5" draw:layer="layout" svg:width="0.307cm" svg:height="0.458cm" svg:x="8.359cm" svg:y="4.0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5" draw:layer="layout" svg:width="0.875cm" svg:height="2.188cm" svg:x="8.975cm" svg:y="3.544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5" draw:layer="layout" svg:width="0.313cm" svg:height="0.439cm" svg:x="9.947cm" svg:y="3.485cm" svg:viewBox="0 0 314 440" svg:d="M311 20c0-3 3-6 3-12 0-2-3-8-12-8-5 0-33 22-47 45-9-14-31-45-76-45-89 0-179 98-179 199 0 67 45 115 104 115 42 0 72-26 89-40 0 3-22 90-25 101-11 39-11 39-53 39-9 0-20 0-20 17 0 3 3 9 11 9 23 0 48-3 73-3 23 0 53 3 73 3 8 0 14-3 14-14 0-12-8-12-17-12-17 0-33 0-33-8 0 0 0-3 2-14zM207 218c-5 12-5 14-14 26-25 30-59 50-87 50-25 0-50-20-50-67 0-37 20-115 36-143 31-53 68-64 87-64 48 0 62 53 62 58 0 6 0 9-3 12z">
            <text:p/>
          </draw:path>
          <draw:path draw:style-name="gr5" draw:layer="layout" svg:width="0.243cm" svg:height="0.226cm" svg:x="10.319cm" svg:y="3.67cm" svg:viewBox="0 0 244 227" svg:d="M204 28c-11 3-25 14-25 31 0 11 11 19 23 19 11 0 30-8 30-33 0-39-47-45-75-45-84 0-157 70-157 134 0 45 31 93 106 93 12 0 51 0 84-14 34-14 54-37 54-42 0-3-6-11-12-11-2 0-2 0-11 8-22 25-64 42-115 42-42 0-61-25-61-59 0-50 33-134 112-134 5 0 31 0 47 11z">
            <text:p/>
          </draw:path>
          <draw:path draw:style-name="gr5" draw:layer="layout" svg:width="0.321cm" svg:height="0.472cm" svg:x="9.501cm" svg:y="5.32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" draw:layer="layout" svg:width="0.408cm" svg:height="0.629cm" svg:x="12.498cm" svg:y="3.785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ath draw:style-name="gr5" draw:layer="layout" svg:width="0.307cm" svg:height="0.458cm" svg:x="12.976cm" svg:y="3.40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5" draw:layer="layout" svg:width="0.377cm" svg:height="0.453cm" svg:x="13.573cm" svg:y="3.779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5" draw:layer="layout" svg:width="0.439cm" svg:height="0.453cm" svg:x="14.004cm" svg:y="3.77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5" draw:layer="layout" svg:width="0.31cm" svg:height="0.618cm" svg:x="14.488cm" svg:y="3.614cm" svg:viewBox="0 0 311 619" svg:d="M154 213h140v-31h-140v-182h-25c-3 81-31 188-129 190v23h84v271c0 124 92 135 129 135 70 0 98-70 98-135v-56h-25v56c0 73-28 110-68 110-64 0-64-90-64-107z">
            <text:p/>
          </draw:path>
          <draw:path draw:style-name="gr5" draw:layer="layout" svg:width="0.497cm" svg:height="0.685cm" svg:x="14.883cm" svg:y="3.53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5" draw:layer="layout" svg:width="0.408cm" svg:height="0.629cm" svg:x="15.6cm" svg:y="3.785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olygon draw:style-name="gr5" draw:layer="layout" svg:width="6.568cm" svg:height="0.041cm" svg:x="10.966cm" svg:y="4.619cm" svg:viewBox="0 0 6569 42" draw:points="3284,42 0,42 0,0 6569,0 6569,42">
            <text:p/>
          </draw:polygon>
          <draw:path draw:style-name="gr5" draw:layer="layout" svg:width="0.231cm" svg:height="0.985cm" svg:x="11.064cm" svg:y="4.82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layer="layout" svg:width="0.327cm" svg:height="0.657cm" svg:x="11.436cm" svg:y="4.905cm" svg:viewBox="0 0 328 658" svg:d="M204 25c0-22 0-25-22-25-62 64-151 64-182 64v31c20 0 78 0 129-28v513c0 36-3 47-93 47h-30v31c36-3 120-3 162-3 39 0 126 0 160 3v-31h-31c-90 0-93-11-93-47z">
            <text:p/>
          </draw:path>
          <draw:path draw:style-name="gr5" draw:layer="layout" svg:width="0.657cm" svg:height="0.657cm" svg:x="12.114cm" svg:y="4.98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" draw:layer="layout" svg:width="0.453cm" svg:height="0.447cm" svg:x="13.083cm" svg:y="5.126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5" draw:layer="layout" svg:width="0.595cm" svg:height="0.674cm" svg:x="13.601cm" svg:y="4.888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5" draw:layer="layout" svg:width="0.307cm" svg:height="0.458cm" svg:x="14.276cm" svg:y="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5" draw:layer="layout" svg:width="0.408cm" svg:height="0.629cm" svg:x="14.712cm" svg:y="5.126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ath draw:style-name="gr5" draw:layer="layout" svg:width="0.307cm" svg:height="0.458cm" svg:x="15.191cm" svg:y="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5" draw:layer="layout" svg:width="0.231cm" svg:height="0.985cm" svg:x="15.648cm" svg:y="4.82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layer="layout" svg:width="0.254cm" svg:height="0.458cm" svg:x="16.048cm" svg:y="4.818cm" svg:viewBox="0 0 255 459" svg:d="M157 20c0-20 0-20-20-20-45 45-109 45-137 45v25c17 0 62 0 101-20v353c0 23 0 31-70 31h-25v25c11 0 98-3 123-3 22 0 109 3 126 3v-25h-28c-70 0-70-8-70-31z">
            <text:p/>
          </draw:path>
          <draw:path draw:style-name="gr5" draw:layer="layout" svg:width="0.509cm" svg:height="0.509cm" svg:x="16.415cm" svg:y="4.849cm" svg:viewBox="0 0 510 510" svg:d="M272 272h212c9 0 26 0 26-17s-17-17-26-17h-212v-213c0-8 0-25-17-25s-17 17-17 25v213h-213c-8 0-25 0-25 17s17 17 25 17h213v212c0 9 0 26 17 26s17-14 17-26z">
            <text:p/>
          </draw:path>
          <draw:path draw:style-name="gr5" draw:layer="layout" svg:width="0.425cm" svg:height="0.313cm" svg:x="17.011cm" svg:y="4.972cm" svg:viewBox="0 0 426 314" svg:d="M336 207c64-64 90-157 90-165s-9-8-12-8c-11 0-11 2-14 16-14 48-36 90-64 126-3-11-3-56-6-64-8-67-61-112-131-112-101 0-199 95-199 193 0 65 48 121 126 121 64 0 123-28 162-59 14 50 51 59 70 59 42 0 68-34 68-48 0-8-9-8-14-8-9 0-9 2-12 5-8 28-30 31-39 31-8 0-22 0-25-87zM283 232c-67 56-129 62-154 62-45 0-70-31-70-78 0-20 8-96 45-143 30-42 70-53 95-53 56 0 73 53 78 95 3 31 3 81 6 117z">
            <text:p/>
          </draw:path>
          <draw:path draw:style-name="gr5" draw:layer="layout" svg:width="0.469cm" svg:height="0.696cm" svg:x="17.689cm" svg:y="4.2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5" draw:layer="layout" svg:width="0.408cm" svg:height="0.629cm" svg:x="18.201cm" svg:y="4.451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</draw:g>
        <presentation:notes draw:style-name="dp3">
          <draw:page-thumbnail draw:style-name="gr2" draw:layer="layout" svg:width="12.7cm" svg:height="9.526cm" svg:x="3.175cm" svg:y="1.904cm" draw:page-number="6" presentation:class="page"/>
          <draw:frame presentation:style-name="pr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9" draw:layer="layout" svg:width="22.04cm" svg:height="1.827cm" svg:x="1.662cm" svg:y="0.123cm" presentation:class="title">
          <draw:text-box>
            <text:p>SIMsalabim: implementation</text:p>
          </draw:text-box>
        </draw:frame>
        <draw:frame presentation:style-name="pr7" draw:layer="layout" svg:width="22.04cm" svg:height="11.049cm" svg:x="2.099cm" svg:y="2.125cm" presentation:class="outline" presentation:user-transformed="true">
          <draw:text-box>
            <text:list text:style-name="L4">
              <text:list-item>
                <text:p>There are two effects (formulae shown in previous slides)</text:p>
                <text:list>
                  <text:list-item>
                    <text:p>image-force lowering</text:p>
                  </text:list-item>
                  <text:list-item>
                    <text:p>roughness which enhances injection</text:p>
                  </text:list-item>
                </text:list>
              </text:list-item>
              <text:list-item>
                <text:p>The S&amp;M equation (w or w/o roughness) for n0 (carrier density at electrode) means that we can calculate the barrier lowering by assuming Boltzmann statistics. </text:p>
              </text:list-item>
              <text:list-item>
                <text:p>Note: we need Boltzmann statistics at the contacts (V,n,p) to ensure that J=0 if V=0.</text:p>
              </text:list-item>
              <text:list-item>
                <text:p>So: in every iteration, we adjust V(0) and n(0), p(0).</text:p>
                <text:list>
                  <text:list-item>
                    <text:p>so use law of mass action to get minority density</text:p>
                  </text:list-item>
                </text:list>
              </text:list-item>
              <text:list-item>
                <text:p>Note: F2/F0 is constant during the simulation, so it can be computed externally.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7" presentation:class="page"/>
          <draw:frame presentation:style-name="pr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9" draw:layer="layout" svg:width="22.04cm" svg:height="1.827cm" svg:x="1.662cm" svg:y="0.123cm" presentation:class="title">
          <draw:text-box>
            <text:p>SIMsalabim: implementation</text:p>
          </draw:text-box>
        </draw:frame>
        <draw:frame presentation:style-name="pr7" draw:layer="layout" svg:width="22.04cm" svg:height="11.049cm" svg:x="2.099cm" svg:y="2.125cm" presentation:class="outline" presentation:user-transformed="true">
          <draw:text-box>
            <text:list text:style-name="L4">
              <text:list-item>
                <text:p>What about the sign of F0?</text:p>
              </text:list-item>
              <text:list-item>
                <text:p>lowering term only used if it really <text:span text:style-name="T25">lowers</text:span><text:span text:style-name="T26"> the barrier, otherwise just use phi_b (=input value).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8" presentation:class="page"/>
          <draw:frame presentation:style-name="pr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Ubuntu1" svg:font-family="Ubuntu"/>
    <style:font-face style:name="Ubuntu2" svg:font-family="Ubuntu" style:font-adornments="Regular"/>
    <style:font-face style:name="MS Mincho4" svg:font-family="'MS Mincho', 'MS ??'" style:font-family-generic="modern"/>
    <style:font-face style:name="MS Mincho2" svg:font-family="'MS Mincho', 'ＭＳ 明朝'" style:font-family-generic="modern"/>
    <style:font-face style:name="FreeSans1" svg:font-family="FreeSans" style:font-family-generic="roman"/>
    <style:font-face style:name="Georgia1" svg:font-family="Georgia" style:font-family-generic="roman"/>
    <style:font-face style:name="Georgia2" svg:font-family="Georgia" style:font-adornments="Regular" style:font-family-generic="roman"/>
    <style:font-face style:name="ＭＳ Ｐゴシック1" svg:font-family="'ＭＳ Ｐゴシック'" style:font-family-generic="roman"/>
    <style:font-face style:name="ＭＳ Ｐゴシック3" svg:font-family="'ＭＳ Ｐゴシック'" style:font-pitch="fixed"/>
    <style:font-face style:name="Courier New2" svg:font-family="'Courier New'" style:font-family-generic="modern" style:font-pitch="fixed"/>
    <style:font-face style:name="DejaVu Sans1" svg:font-family="'DejaVu Sans'" style:font-pitch="variable"/>
    <style:font-face style:name="OpenSymbol1" svg:font-family="OpenSymbol, 'Arial Unicode MS'" style:font-pitch="variable"/>
    <style:font-face style:name="Times1" svg:font-family="Times, 'Times New Roman'" style:font-pitch="variable"/>
    <style:font-face style:name="Ubuntu" svg:font-family="Ubuntu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MS Mincho3" svg:font-family="'MS Mincho', 'MS ??'" style:font-family-generic="modern" style:font-pitch="variable"/>
    <style:font-face style:name="MS Mincho1" svg:font-family="'MS Mincho', 'ＭＳ 明朝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MS Mincho" svg:font-family="'MS Mincho', 'ＭＳ 明朝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2" svg:font-family="Times, 'Times New Roman'" style:font-family-generic="system" style:font-pitch="variable"/>
  </office:font-face-decls>
  <office:styles>
    <draw:fill-image draw:name="Bitmape_20_1" draw:display-name="Bitmape 1" xlink:href="Pictures/1000000000000008000000086D5F8339.png" xlink:type="simple" xlink:show="embed" xlink:actuate="onLoad"/>
    <draw:fill-image draw:name="Bitmape_20_2" draw:display-name="Bitmape 2" xlink:href="Pictures/1000000000000008000000086D5F8339.png" xlink:type="simple" xlink:show="embed" xlink:actuate="onLoad"/>
    <draw:fill-image draw:name="Bitmape_20_3" draw:display-name="Bitmape 3" xlink:href="Pictures/1000000000000008000000086D5F833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70707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70707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70707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70707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70707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70707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70707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70707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70707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7070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707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2z0" style:family="graphic">
      <style:paragraph-properties style:text-autospace="none"/>
      <style:text-properties fo:font-size="10pt" fo:language="en" fo:country="US" fo:font-weight="bold" style:language-asian="en" style:country-asian="US" style:font-size-complex="10pt" style:font-weight-complex="bold"/>
    </style:style>
    <style:style style:name="Default_20_Text" style:display-name="Default Text" style:family="graphic">
      <style:paragraph-properties fo:text-align="start" style:text-autospace="none"/>
      <style:text-properties style:use-window-font-color="true" fo:font-size="12pt" fo:language="en" fo:country="GB" style:language-asian="zxx" style:country-asian="none" style:font-size-complex="12pt"/>
    </style:style>
    <style:style style:name="Authors_20_Full" style:display-name="Authors Full" style:family="graphic">
      <style:paragraph-properties style:text-autospace="none"/>
      <style:text-properties fo:font-style="italic" style:language-asian="ja" style:country-asian="JP" style:font-style-asian="italic" style:font-style-complex="italic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WW8Num1z0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0% 100%"/>
    </style:style>
    <style:style style:name="Endnote_20_Anchor" style:display-name="Endnote Anchor" style:family="graphic">
      <style:paragraph-properties style:text-autospace="none"/>
      <style:text-properties style:text-position="0% 100%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Standaardalinea-lettertype" style:family="graphic">
      <style:paragraph-properties style:text-autospace="none"/>
    </style:style>
    <style:style style:name="Main_20_text" style:display-name="Main text" style:family="graphic">
      <style:paragraph-properties fo:margin-top="0cm" fo:margin-bottom="0cm" fo:line-height="200%" style:text-autospace="none"/>
      <style:text-properties fo:color="#ff0000" style:font-name="Times New Roman" fo:font-family="'Times New Roman'" style:font-family-generic="roman" style:font-pitch="variable" fo:font-size="12pt" fo:language="hu" fo:country="HU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bs_5f_Text" style:display-name="Abs_Text" style:family="graphic">
      <style:paragraph-properties fo:margin-left="0cm" fo:margin-right="0cm" fo:margin-top="0cm" fo:margin-bottom="0cm" fo:line-height="100%" fo:text-align="justify" fo:text-indent="1.413cm" style:text-autospace="none"/>
      <style:text-properties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" style:family="graphic">
      <style:paragraph-properties fo:margin-top="0cm" fo:margin-bottom="0cm" fo:line-height="100%" style:text-autospace="none"/>
      <style:text-properties style:font-name="Times New Roman" fo:font-family="'Times New Roman'" style:font-family-generic="roman" style:font-pitch="variable" fo:font-size="10pt" fo:language="hu" fo:country="HU" style:letter-kerning="fal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top="0cm" fo:margin-bottom="0cm" fo:line-height="100%" style:text-autospace="none"/>
      <style:text-properties style:font-name="Times New Roman" fo:font-family="'Times New Roman'" style:font-family-generic="roman" style:font-pitch="variable" fo:font-size="12pt" fo:language="hu" fo:country="HU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ijschrift" style:family="graphic">
      <style:paragraph-properties fo:margin-top="0.374cm" fo:margin-bottom="0.374cm" fo:line-height="100%" style:text-autospace="none"/>
      <style:text-properties style:font-name="Times New Roman" fo:font-family="'Times New Roman'" style:font-family-generic="roman" style:font-pitch="variable" fo:font-size="12pt" fo:language="hu" fo:country="HU" fo:font-style="italic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jst" style:family="graphic">
      <style:paragraph-properties fo:margin-top="0cm" fo:margin-bottom="0.374cm" fo:line-height="100%" style:text-autospace="none"/>
      <style:text-properties style:font-name="Times New Roman" fo:font-family="'Times New Roman'" style:font-family-generic="roman" style:font-pitch="variable" fo:font-size="12pt" fo:language="hu" fo:country="HU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line-height="100%" style:text-autospace="none"/>
      <style:text-properties style:font-name="Times New Roman" fo:font-family="'Times New Roman'" style:font-family-generic="roman" style:font-pitch="variable" fo:font-size="12pt" fo:language="hu" fo:country="HU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andaard" style:family="graphic">
      <style:paragraph-properties fo:margin-top="0cm" fo:margin-bottom="0.623cm" fo:line-height="115%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2.24cm" fo:margin-right="0cm" fo:margin-top="0cm" fo:margin-bottom="0cm" fo:text-align="start" fo:text-indent="-2.24cm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4z0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VoorKoptekst1" style:family="graphic">
      <style:paragraph-properties style:text-autospace="none"/>
    </style:style>
    <style:style style:name="WW-Default_20_Paragraph_20_Font1111" style:display-name="WW-Default Paragraph Font1111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WW8Num16z1" style:family="graphic">
      <style:paragraph-properties style:text-autospace="none"/>
      <style:text-properties fo:font-weight="normal" style:font-weight-asian="normal" style:font-weight-complex="normal"/>
    </style:style>
    <style:style style:name="WW8Num16z0" style:family="graphic">
      <style:paragraph-properties style:text-autospace="none"/>
      <style:text-properties fo:font-weight="bold" style:font-weight-asian="bold" style:font-weight-complex="bold"/>
    </style:style>
    <style:style style:name="WW8Num15z1" style:family="graphic">
      <style:paragraph-properties style:text-autospace="none"/>
      <style:text-properties fo:font-weight="normal" style:font-weight-asian="normal" style:font-weight-complex="normal"/>
    </style:style>
    <style:style style:name="WW8Num15z0" style:family="graphic">
      <style:paragraph-properties style:text-autospace="none"/>
      <style:text-properties fo:font-weight="bold" style:font-weight-asian="bold" style:font-weight-complex="bold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fo:font-size="10pt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/>
    </style:style>
    <style:style style:name="WW8Num13z0" style:family="graphic">
      <style:paragraph-properties style:text-autospace="none"/>
      <style:text-properties fo:font-weight="bold" style:font-weight-asian="bold" style:font-weight-complex="bold"/>
    </style:style>
    <style:style style:name="WW8Num12z0" style:family="graphic">
      <style:paragraph-properties style:text-autospace="none"/>
      <style:text-properties fo:font-style="normal" style:font-style-asian="normal" style:font-style-complex="normal"/>
    </style:style>
    <style:style style:name="WW8Num11z1" style:family="graphic">
      <style:paragraph-properties style:text-autospace="none"/>
      <style:text-properties fo:font-weight="normal" style:font-weight-asian="normal" style:font-weight-complex="normal"/>
    </style:style>
    <style:style style:name="WW8Num11z0" style:family="graphic">
      <style:paragraph-properties style:text-autospace="none"/>
      <style:text-properties fo:font-weight="bold" style:font-weight-asian="bold" style:font-weight-complex="bold"/>
    </style:style>
    <style:style style:name="WW8Num10z1" style:family="graphic">
      <style:paragraph-properties style:text-autospace="none"/>
      <style:text-properties fo:font-weight="normal" style:font-weight-asian="normal" style:font-weight-complex="normal"/>
    </style:style>
    <style:style style:name="WW8Num10z0" style:family="graphic">
      <style:paragraph-properties style:text-autospace="none"/>
      <style:text-properties fo:font-weight="bold" style:font-weight-asian="bold" style:font-weight-complex="bold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pitch="fixed" fo:font-size="10pt"/>
    </style:style>
    <style:style style:name="WW8Num9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/>
    </style:style>
    <style:style style:name="WW8Num7z0" style:family="graphic">
      <style:paragraph-properties style:text-autospace="none"/>
      <style:text-properties fo:font-weight="bold" style:font-weight-asian="bold" style:font-weight-complex="bold"/>
    </style:style>
    <style:style style:name="WW8Num6z0" style:family="graphic">
      <style:paragraph-properties style:text-autospace="none"/>
      <style:text-properties fo:font-weight="bold" style:font-weight-asian="bold" style:font-weight-complex="bold"/>
    </style:style>
    <style:style style:name="WW8Num2z1" style:family="graphic">
      <style:paragraph-properties style:text-autospace="none"/>
      <style:text-properties fo:font-weight="normal" style:font-weight-asian="normal" style:font-weight-complex="normal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Default_20_Paragraph_20_Font111" style:display-name="WW-Default Paragraph Font111" style:family="graphic">
      <style:paragraph-properties style:text-autospace="none"/>
    </style:style>
    <style:style style:name="WW-Default_20_Paragraph_20_Font11" style:display-name="WW-Default Paragraph Font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Default_20_Paragraph_20_Font1" style:display-name="WW-Default Paragraph Font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itle3_7e_LT_7e_Hintergrund" style:display-name="Title3~LT~Hintergrund" style:family="graphic">
      <style:paragraph-properties fo:text-align="center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3_7e_LT_7e_Hintergrundobjekte" style:display-name="Title3~LT~Hintergrundobjekte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3_7e_LT_7e_Notizen" style:display-name="Title3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roman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3_7e_LT_7e_Untertitel" style:display-name="Title3~LT~Untertitel" style:family="graphic">
      <style:paragraph-properties fo:margin-left="0cm" fo:margin-right="0cm" fo:margin-top="0.388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3_7e_LT_7e_Titel" style:display-name="Title3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3_7e_LT_7e_Gliederung_20_9" style:display-name="Title3~LT~Gliederung 9" style:family="graphic">
      <style:paragraph-properties fo:margin-left="0cm" fo:margin-right="0cm" fo:margin-top="0.388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8" style:display-name="Title3~LT~Gliederung 8" style:family="graphic">
      <style:paragraph-properties fo:margin-left="0cm" fo:margin-right="0cm" fo:margin-top="0.388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7" style:display-name="Title3~LT~Gliederung 7" style:family="graphic">
      <style:paragraph-properties fo:margin-left="0cm" fo:margin-right="0cm" fo:margin-top="0.388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6" style:display-name="Title3~LT~Gliederung 6" style:family="graphic">
      <style:paragraph-properties fo:margin-left="0cm" fo:margin-right="0cm" fo:margin-top="0.388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5" style:display-name="Title3~LT~Gliederung 5" style:family="graphic">
      <style:paragraph-properties fo:margin-left="0cm" fo:margin-right="0cm" fo:margin-top="0.388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4" style:display-name="Title3~LT~Gliederung 4" style:family="graphic">
      <style:paragraph-properties fo:margin-left="0cm" fo:margin-right="0cm" fo:margin-top="0.388cm" fo:margin-bottom="0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3" style:display-name="Title3~LT~Gliederung 3" style:family="graphic">
      <style:paragraph-properties fo:margin-left="0cm" fo:margin-right="0cm" fo:margin-top="0.388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2" style:display-name="Title3~LT~Gliederung 2" style:family="graphic">
      <style:paragraph-properties fo:margin-left="0cm" fo:margin-right="0cm" fo:margin-top="0.388cm" fo:margin-bottom="0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3_7e_LT_7e_Gliederung_20_1" style:display-name="Title3~LT~Gliederung 1" style:family="graphic">
      <style:paragraph-properties fo:margin-left="0cm" fo:margin-right="0cm" fo:margin-top="0.388cm" fo:margin-bottom="0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707070" style:text-outline="false" style:text-line-through-style="none" style:text-line-through-type="none" style:font-name="ＭＳ Ｐゴシック1" fo:font-family="'ＭＳ Ｐゴシック'" style:font-family-generic="roman" fo:font-size="25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Heading_20_21" style:display-name="Heading 21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anguage-asian="hi" style:country-asian="IN" style:language-complex="hi" style:country-complex="IN"/>
    </style:style>
    <style:style style:name="Normal_20__28_Web_29_" style:display-name="Normal (Web)" style:family="graphic">
      <style:paragraph-properties fo:margin-top="0.871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ideograph-alpha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rame_20_Contents" style:display-name="Frame Contents" style:family="graphic">
      <style:paragraph-properties fo:text-align="justify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_20_Single" style:display-name="Text Body Single" style:family="graphic">
      <style:paragraph-properties fo:text-align="justify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ideograph-alpha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Arial Unicode MS1" fo:font-family="'Arial Unicode MS'" style:font-family-generic="swiss" style:font-pitch="variable" fo:font-size="10pt" fo:language="en" fo:country="GB" style:font-name-asian="Arial Unicode MS1" style:font-family-asian="'Arial Unicode MS'" style:font-family-generic-asian="swiss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0cm" fo:margin-right="0cm" fo:margin-top="0cm" fo:margin-bottom="0cm" fo:text-align="start" fo:text-indent="4.411cm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ody_20_Text_20_Indent_20_2" style:display-name="Body Text Indent 2" style:family="graphic">
      <style:paragraph-properties fo:margin-left="4.411cm" fo:margin-right="0cm" fo:margin-top="0cm" fo:margin-bottom="0cm" fo:text-align="start" fo:text-indent="-4.387cm" style:text-autospace="ideograph-alpha" style:writing-mode="lr-tb">
        <style:tab-stops>
          <style:tab-stop style:position="28.67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ddress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ext_20_Body_20_Indent" style:display-name="Text Body Indent" style:family="graphic">
      <style:paragraph-properties fo:margin-left="4.48cm" fo:margin-right="0cm" fo:margin-top="0cm" fo:margin-bottom="0cm" fo:text-align="start" fo:text-indent="0cm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text-align="justify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ahoma1" style:font-family-asian="Tahoma" style:font-family-generic-asian="swiss" style:font-pitch-asian="variable" style:font-size-asian="10pt" style:language-asian="ar" style:country-asian="SA"/>
    </style:style>
    <style:style style:name="apple-converted-space" style:family="graphic">
      <style:paragraph-properties style:text-autospace="none"/>
    </style:style>
    <style:style style:name="Eindnoottekst_20_Char" style:display-name="Eindnoottekst Char" style:family="graphic">
      <style:paragraph-properties style:text-autospace="non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/>
    </style:style>
    <style:style style:name="Onderwerp_20_van_20_opmerking_20_Char" style:display-name="Onderwerp van opmerking Char" style:family="graphic">
      <style:paragraph-properties style:text-autospace="none"/>
      <style:text-properties fo:font-weight="bold" style:language-asian="ja" style:country-asian="JP" style:font-weight-asian="bold" style:font-weight-complex="bold"/>
    </style:style>
    <style:style style:name="Tekst_20_opmerking_20_Char" style:display-name="Tekst opmerking Char" style:family="graphic">
      <style:paragraph-properties style:text-autospace="none"/>
      <style:text-properties style:language-asian="ja" style:country-asian="JP"/>
    </style:style>
    <style:style style:name="Verwijzing_20_opmerking" style:display-name="Verwijzing opmerking" style:family="graphic">
      <style:paragraph-properties style:text-autospace="none"/>
      <style:text-properties fo:font-size="8pt" style:font-size-asian="8pt" style:font-size-complex="8pt"/>
    </style:style>
    <style:style style:name="Koptekst_20_Char" style:display-name="Koptekst Char" style:family="graphic">
      <style:paragraph-properties style:text-autospace="none"/>
      <style:text-properties fo:font-size="12pt" style:font-size-asian="12pt" style:language-asian="ja" style:country-asian="JP" style:font-size-complex="12pt"/>
    </style:style>
    <style:style style:name="Main_20_text_20_Char" style:display-name="Main text Char" style:family="graphic">
      <style:paragraph-properties style:text-autospace="none"/>
      <style:text-properties fo:font-size="12pt" fo:language="en" fo:country="US" style:font-size-asian="12pt" style:language-asian="ja" style:country-asian="JP" style:font-size-complex="12pt"/>
    </style:style>
    <style:style style:name="Main_20_Text_20_Char" style:display-name="Main Text Char" style:family="graphic">
      <style:paragraph-properties style:text-autospace="none"/>
      <style:text-properties fo:language="en" fo:country="US" style:font-name-asian="MS Mincho2" style:font-family-asian="'MS Mincho', 'ＭＳ 明朝'" style:font-family-generic-asian="modern" style:font-size-asian="12pt" style:language-asian="ar" style:country-asian="SA"/>
    </style:style>
    <style:style style:name="Experimental_20_Text_20_Char" style:display-name="Experimental Text Char" style:family="graphic">
      <style:paragraph-properties style:text-autospace="none"/>
      <style:text-properties fo:language="en" fo:country="US" style:font-name-asian="MS Mincho2" style:font-family-asian="'MS Mincho', 'ＭＳ 明朝'" style:font-family-generic-asian="modern" style:font-size-asian="12pt" style:language-asian="ar" style:country-asian="SA"/>
    </style:style>
    <style:style style:name="STOE_20_Char1" style:display-name="STOE Char1" style:family="graphic">
      <style:paragraph-properties style:text-autospace="none"/>
      <style:text-properties style:font-name="Times1" fo:font-family="Times, 'Times New Roman'" style:font-pitch="variable" fo:font-size="9pt" fo:language="en" fo:country="GB" style:font-name-asian="Times1" style:font-family-asian="Times, 'Times New Roman'" style:font-pitch-asian="variable" style:font-size-asian="1638pt" style:language-asian="ar" style:country-asian="SA"/>
    </style:style>
    <style:style style:name="FNB_20_Char" style:display-name="FNB Char" style:family="graphic">
      <style:paragraph-properties style:text-autospace="none"/>
      <style:text-properties style:font-name="Times1" fo:font-family="Times, 'Times New Roman'" style:font-pitch="variable" fo:font-size="7pt" fo:language="en" fo:country="GB" style:font-name-asian="Times1" style:font-family-asian="Times, 'Times New Roman'" style:font-pitch-asian="variable" style:font-size-asian="1638pt" style:language-asian="ar" style:country-asian="SA"/>
    </style:style>
    <style:style style:name="Normaal_20__28_web_29_" style:display-name="Norma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Onderwerp_20_van_20_opmerking" style:display-name="Onderwerp van opmerking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kst_20_opmerking" style:display-name="Tekst opmerking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iography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Dedication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xperimental_20_Text" style:display-name="Experimental Text" style:family="graphic">
      <style:paragraph-properties fo:line-height="2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of_20_contents" style:display-name="Table of contents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Main_20_Text" style:display-name="Main Text" style:family="graphic">
      <style:paragraph-properties fo:line-height="2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egend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terature" style:family="graphic">
      <style:paragraph-properties fo:line-height="2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ates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_20_2" style:display-name="Head 2" style:family="graphic">
      <style:paragraph-properties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Head_20_1" style:display-name="Head 1" style:family="graphic">
      <style:paragraph-properties fo:line-height="150%" fo:text-align="justify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bstract" style:family="graphic">
      <style:paragraph-properties fo:line-height="20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cknowledgem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ddress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dication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Ballonteks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de" fo:country="DE" style:font-name-asian="Tahoma1" style:font-family-asian="Tahoma" style:font-family-generic-asian="swiss" style:font-pitch-asian="variable" style:font-size-asian="8pt" style:language-asian="ar" style:country-asian="SA"/>
    </style:style>
    <style:style style:name="STOE" style:family="graphic">
      <style:paragraph-properties fo:margin-left="0cm" fo:margin-right="13.795cm" fo:line-height="0.416cm" fo:text-align="justify" fo:text-indent="0cm" style:text-autospace="none" style:writing-mode="lr-tb"/>
      <style:text-properties style:use-window-font-color="true" style:font-name="Times1" fo:font-family="Times, 'Times New Roman'" style:font-pitch="variable" fo:font-size="9pt" fo:language="en" fo:country="GB" style:font-name-asian="Times1" style:font-family-asian="Times, 'Times New Roman'" style:font-pitch-asian="variable" style:font-size-asian="1638pt" style:language-asian="ar" style:country-asian="SA"/>
    </style:style>
    <style:style style:name="Footnote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chemeCaption" style:family="graphic">
      <style:paragraph-properties fo:margin-top="0.716cm" fo:margin-bottom="1.431cm" fo:line-height="0.335cm" fo:text-align="justify" style:text-autospace="none" style:writing-mode="lr-tb"/>
      <style:text-properties style:use-window-font-color="true" style:font-name="Arial1" fo:font-family="Arial" style:font-family-generic="swiss" style:font-pitch="variable" fo:font-size="8pt" fo:language="en" fo:country="GB" style:font-name-asian="Arial1" style:font-family-asian="Arial" style:font-family-generic-asian="swiss" style:font-pitch-asian="variable" style:font-size-asian="7pt" style:language-asian="ar" style:country-asian="SA"/>
    </style:style>
    <style:style style:name="TableFoot" style:family="graphic">
      <style:paragraph-properties fo:margin-top="0.187cm" fo:margin-bottom="0.187cm" fo:line-height="0.335cm" fo:text-align="justify" style:text-autospace="none" style:writing-mode="lr-tb"/>
      <style:text-properties style:use-window-font-color="true" style:font-name="Arial1" fo:font-family="Arial" style:font-family-generic="swiss" style:font-pitch="variable" fo:font-size="8pt" fo:language="en" fo:country="GB" style:font-name-asian="Arial1" style:font-family-asian="Arial" style:font-family-generic-asian="swiss" style:font-pitch-asian="variable" style:font-size-asian="7pt" style:language-asian="ar" style:country-asian="SA"/>
    </style:style>
    <style:style style:name="TableBody" style:family="graphic">
      <style:paragraph-properties fo:margin-top="0cm" fo:margin-bottom="0cm" fo:line-height="0.335cm" fo:text-align="justify" style:text-autospace="none" style:writing-mode="lr-tb"/>
      <style:text-properties style:use-window-font-color="true" style:font-name="Arial1" fo:font-family="Arial" style:font-family-generic="swiss" style:font-pitch="variable" fo:font-size="8pt" fo:language="en" fo:country="GB" style:font-name-asian="Arial1" style:font-family-asian="Arial" style:font-family-generic-asian="swiss" style:font-pitch-asian="variable" style:font-size-asian="7pt" style:language-asian="ar" style:country-asian="SA"/>
    </style:style>
    <style:style style:name="TableHead" style:family="graphic">
      <style:paragraph-properties fo:margin-top="0cm" fo:margin-bottom="0cm" fo:line-height="0.335cm" fo:text-align="justify" style:text-autospace="none" style:writing-mode="lr-tb"/>
      <style:text-properties style:use-window-font-color="true" style:font-name="Arial1" fo:font-family="Arial" style:font-family-generic="swiss" style:font-pitch="variable" fo:font-size="8pt" fo:language="en" fo:country="GB" style:font-name-asian="Arial1" style:font-family-asian="Arial" style:font-family-generic-asian="swiss" style:font-pitch-asian="variable" style:font-size-asian="7pt" style:language-asian="ar" style:country-asian="SA"/>
    </style:style>
    <style:style style:name="TableCaption" style:family="graphic">
      <style:paragraph-properties fo:margin-top="0cm" fo:margin-bottom="0.374cm" fo:line-height="0.335cm" fo:text-align="justify" style:text-autospace="none" style:writing-mode="lr-tb"/>
      <style:text-properties style:use-window-font-color="true" style:font-name="Arial1" fo:font-family="Arial" style:font-family-generic="swiss" style:font-pitch="variable" fo:font-size="8pt" fo:language="en" fo:country="GB" style:font-name-asian="Arial1" style:font-family-asian="Arial" style:font-family-generic-asian="swiss" style:font-pitch-asian="variable" style:font-size-asian="7pt" style:language-asian="ar" style:country-asian="SA"/>
    </style:style>
    <style:style style:name="Ack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NB" style:family="graphic">
      <style:paragraph-properties fo:margin-left="1.764cm" fo:margin-right="13.795cm" fo:margin-top="0cm" fo:margin-bottom="0.125cm" fo:line-height="0.282cm" fo:text-align="justify" fo:text-indent="-1.764cm" style:text-autospace="none" style:writing-mode="lr-tb"/>
      <style:text-properties style:use-window-font-color="true" style:font-name="Times1" fo:font-family="Times, 'Times New Roman'" style:font-pitch="variable" fo:font-size="7pt" fo:language="en" fo:country="GB" style:font-name-asian="Times1" style:font-family-asian="Times, 'Times New Roman'" style:font-pitch-asian="variable" style:font-size-asian="1638pt" style:language-asian="ar" style:country-asian="SA"/>
    </style:style>
    <style:style style:name="ExperimentalSection" style:family="graphic">
      <style:paragraph-properties fo:margin-left="0cm" fo:margin-right="0cm" fo:margin-top="0cm" fo:margin-bottom="0.746cm" fo:line-height="0.353cm" fo:text-align="justify" fo:text-indent="0.529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GB" style:font-name-asian="Times New Roman" style:font-family-asian="'Times New Roman'" style:font-family-generic-asian="roman" style:font-pitch-asian="variable" style:font-size-asian="7pt" style:language-asian="ar" style:country-asian="SA"/>
    </style:style>
    <style:style style:name="HExperimental_5f_Section" style:display-name="HExperimental_Section" style:family="graphic">
      <style:paragraph-properties fo:margin-top="1.431cm" fo:margin-bottom="0.716cm" style:line-height-at-least="0.716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References" style:family="graphic">
      <style:paragraph-properties fo:margin-left="1.323cm" fo:margin-right="0cm" fo:line-height="0.353cm" fo:text-align="justify" fo:text-indent="-1.323cm" style:text-autospace="none" style:writing-mode="lr-tb"/>
      <style:text-properties style:use-window-font-color="true" style:font-name="Times New Roman" fo:font-family="'Times New Roman'" style:font-family-generic="roman" style:font-pitch="variable" fo:font-size="7.5pt" fo:language="en" fo:country="GB" style:font-name-asian="Times New Roman" style:font-family-asian="'Times New Roman'" style:font-family-generic-asian="roman" style:font-pitch-asian="variable" style:font-size-asian="7pt" style:language-asian="ar" style:country-asian="SA"/>
    </style:style>
    <style:style style:name="History" style:family="graphic">
      <style:paragraph-properties fo:margin-top="0.716cm" fo:margin-bottom="1.431cm" fo:line-height="0.318cm" fo:text-align="end" style:text-autospace="none" style:writing-mode="lr-tb"/>
      <style:text-properties style:use-window-font-color="true" style:font-name="Arial1" fo:font-family="Arial" style:font-family-generic="swiss" style:font-pitch="variable" fo:font-size="7pt" fo:language="de" fo:country="DE" style:font-name-asian="Arial1" style:font-family-asian="Arial" style:font-family-generic-asian="swiss" style:font-pitch-asian="variable" style:font-size-asian="8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l" fo:country="NL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623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l" fo:country="N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l" fo:country="N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›">
            <style:list-level-properties text:min-label-width="0.952cm"/>
            <style:text-properties style:font-name="Georgia" fo:color="#70707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0707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eorgia" fo:color="#70707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707070" style:text-outline="false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07070" fo:font-size="100%"/>
          </text:list-level-style-bullet>
          <text:list-level-style-bullet text:level="3" text:bullet-char="•">
            <style:list-level-properties text:space-before="2.54cm"/>
            <style:text-properties style:font-name="Georgia" fo:color="#70707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0707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fo:font-size="34pt" fo:font-style="normal" fo:text-shadow="none" style:text-underline-style="none" fo:font-weight="normal" style:font-size-asian="34pt" style:font-style-asian="normal" style:font-weight-asian="normal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70707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707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›">
            <style:list-level-properties text:min-label-width="0.952cm"/>
            <style:text-properties style:font-name="Georgia" fo:color="#70707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0707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eorgia" fo:color="#70707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707070" style:text-outline="false" style:text-line-through-style="none" style:text-line-through-type="none" style:text-position="0% 100%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07070" fo:font-size="100%"/>
          </text:list-level-style-bullet>
          <text:list-level-style-bullet text:level="3" text:bullet-char="•">
            <style:list-level-properties text:space-before="2.54cm"/>
            <style:text-properties style:font-name="Georgia" fo:color="#70707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0707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fo:font-size="34pt" fo:font-style="normal" fo:text-shadow="none" style:text-underline-style="none" fo:font-weight="normal" style:letter-kerning="true" style:font-size-asian="34pt" style:font-style-asian="normal" style:font-weight-asian="normal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70707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7070" style:text-outline="false" style:text-line-through-style="none" style:text-line-through-type="none" style:text-position="0% 100%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Title2-outline1">
          <text:list-level-style-bullet text:level="1" text:bullet-char="›">
            <style:list-level-properties text:min-label-width="0.952cm"/>
            <style:text-properties style:font-name="Georgia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eorgia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eorgia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Title7-outline1">
          <text:list-level-style-bullet text:level="1" text:bullet-char="›">
            <style:list-level-properties text:min-label-width="0.952cm"/>
            <style:text-properties style:font-name="Georgia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eorgia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eorgia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bitmap" draw:fill-color="#c8c8c8" draw:fill-image-name="Bitmape_20_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cc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c8c8c8" draw:textarea-horizontal-align="justify" draw:textarea-vertical-align="middle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bitmap" draw:fill-color="#c8c8c8" draw:fill-image-name="Bitmape_20_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bitmap" draw:fill-color="#c8c8c8" draw:fill-image-name="Bitmape_20_2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2.03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971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601cm" fo:min-width="0cm" fo:wrap-option="wrap"/>
    </style:style>
    <style:style style:name="Mpr8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2-backgroundobjects">
      <style:graphic-properties draw:stroke="none" draw:fill="none" draw:fill-color="#ffffff" draw:auto-grow-height="false" fo:min-height="2.034cm"/>
    </style:style>
    <style:style style:name="Mpr10" style:family="presentation" style:parent-style-name="Title2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le2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le2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2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le7-backgroundobjects" style:list-style-name="ML4">
      <style:graphic-properties draw:stroke="none" draw:fill="none" draw:fill-color="#ffffff" draw:auto-grow-height="false" draw:auto-grow-width="false" fo:min-height="0.601cm" fo:min-width="0cm" fo:wrap-option="wrap"/>
    </style:style>
    <style:style style:name="Mpr15" style:family="presentation" style:parent-style-name="Title7-backgroundobjects">
      <style:graphic-properties draw:stroke="none" draw:fill="none" draw:fill-color="#ffffff" draw:auto-grow-height="false" fo:min-height="2.034cm"/>
    </style:style>
    <style:style style:name="Mpr16" style:family="presentation" style:parent-style-name="Title7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le7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le7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le7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line-height="100%" fo:text-indent="0cm"/>
    </style:style>
    <style:style style:name="MP11" style:family="paragraph">
      <style:paragraph-properties fo:margin-left="0cm" fo:margin-right="0cm" fo:line-height="100%" fo:text-align="end" fo:text-indent="0cm" style:punctuation-wrap="simple" style:line-break="normal" style:writing-mode="lr-tb"/>
    </style:style>
    <style:style style:name="MP12" style:family="paragraph">
      <style:paragraph-properties fo:margin-left="0cm" fo:margin-right="0cm" fo:line-height="100%" fo:text-align="end" fo:text-indent="0cm" style:punctuation-wrap="simple" style:line-break="normal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margin-left="0cm" fo:margin-right="0cm" fo:line-height="100%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writing-mode="lr-tb"/>
    </style:style>
    <style:style style:name="MP1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707070" style:font-name="Verdana" fo:font-size="10pt" fo:language="en" fo:country="US" style:font-size-asian="10pt" style:font-size-complex="10pt"/>
    </style:style>
    <style:style style:name="MT5" style:family="text">
      <style:text-properties fo:color="#707070" style:font-name="Verdana" fo:font-size="10pt" fo:language="nl" fo:country="NL" style:font-size-asian="10pt" style:font-size-complex="10pt"/>
    </style:style>
    <style:style style:name="MT6" style:family="text">
      <style:text-properties style:font-name="Calibri1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707070" fo:font-size="100%"/>
      </text:list-level-style-number>
      <text:list-level-style-bullet text:level="2" text:bullet-char="•">
        <style:list-level-properties text:space-before="1.27cm"/>
        <style:text-properties style:font-name="Arial1" fo:color="#707070" fo:font-size="100%"/>
      </text:list-level-style-bullet>
      <text:list-level-style-bullet text:level="3" text:bullet-char="•">
        <style:list-level-properties text:space-before="2.54cm"/>
        <style:text-properties style:font-name="Arial1" fo:color="#707070" fo:font-size="100%"/>
      </text:list-level-style-bullet>
      <text:list-level-style-bullet text:level="4" text:bullet-char="•">
        <style:list-level-properties text:space-before="3.81cm"/>
        <style:text-properties style:font-name="Arial1" fo:color="#707070" fo:font-size="100%"/>
      </text:list-level-style-bullet>
      <text:list-level-style-bullet text:level="5" text:bullet-char="•">
        <style:list-level-properties text:space-before="5.08cm"/>
        <style:text-properties style:font-name="Arial1" fo:color="#707070" fo:font-size="100%"/>
      </text:list-level-style-bullet>
      <text:list-level-style-bullet text:level="6" text:bullet-char="•">
        <style:list-level-properties text:space-before="5.08cm"/>
        <style:text-properties style:font-name="Arial1" fo:color="#707070" fo:font-size="100%"/>
      </text:list-level-style-bullet>
      <text:list-level-style-bullet text:level="7" text:bullet-char="•">
        <style:list-level-properties text:space-before="5.08cm"/>
        <style:text-properties style:font-name="Arial1" fo:color="#707070" fo:font-size="100%"/>
      </text:list-level-style-bullet>
      <text:list-level-style-bullet text:level="8" text:bullet-char="•">
        <style:list-level-properties text:space-before="5.08cm"/>
        <style:text-properties style:font-name="Arial1" fo:color="#707070" fo:font-size="100%"/>
      </text:list-level-style-bullet>
      <text:list-level-style-bullet text:level="9" text:bullet-char="•">
        <style:list-level-properties text:space-before="5.08cm"/>
        <style:text-properties style:font-name="Arial1" fo:color="#707070" fo:font-size="100%"/>
      </text:list-level-style-bullet>
      <text:list-level-style-bullet text:level="10" text:bullet-char="•">
        <style:list-level-properties text:space-before="5.08cm"/>
        <style:text-properties style:font-name="Arial1" fo:color="#70707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707070" fo:font-size="100%"/>
      </text:list-level-style-number>
      <text:list-level-style-bullet text:level="2" text:bullet-char="•">
        <style:list-level-properties text:space-before="1.27cm"/>
        <style:text-properties style:font-name="Georgia" fo:color="#707070" fo:font-size="100%"/>
      </text:list-level-style-bullet>
      <text:list-level-style-bullet text:level="3" text:bullet-char="•">
        <style:list-level-properties text:space-before="2.54cm"/>
        <style:text-properties style:font-name="Georgia" fo:color="#707070" fo:font-size="100%"/>
      </text:list-level-style-bullet>
      <text:list-level-style-bullet text:level="4" text:bullet-char="•">
        <style:list-level-properties text:space-before="3.81cm"/>
        <style:text-properties style:font-name="Georgia" fo:color="#707070" fo:font-size="100%"/>
      </text:list-level-style-bullet>
      <text:list-level-style-bullet text:level="5" text:bullet-char="•">
        <style:list-level-properties text:space-before="5.08cm"/>
        <style:text-properties style:font-name="Georgia" fo:color="#707070" fo:font-size="100%"/>
      </text:list-level-style-bullet>
      <text:list-level-style-bullet text:level="6" text:bullet-char="•">
        <style:list-level-properties text:space-before="5.08cm"/>
        <style:text-properties style:font-name="Georgia" fo:color="#707070" fo:font-size="100%"/>
      </text:list-level-style-bullet>
      <text:list-level-style-bullet text:level="7" text:bullet-char="•">
        <style:list-level-properties text:space-before="5.08cm"/>
        <style:text-properties style:font-name="Georgia" fo:color="#707070" fo:font-size="100%"/>
      </text:list-level-style-bullet>
      <text:list-level-style-bullet text:level="8" text:bullet-char="•">
        <style:list-level-properties text:space-before="5.08cm"/>
        <style:text-properties style:font-name="Georgia" fo:color="#707070" fo:font-size="100%"/>
      </text:list-level-style-bullet>
      <text:list-level-style-bullet text:level="9" text:bullet-char="•">
        <style:list-level-properties text:space-before="5.08cm"/>
        <style:text-properties style:font-name="Georgia" fo:color="#707070" fo:font-size="100%"/>
      </text:list-level-style-bullet>
      <text:list-level-style-bullet text:level="10" text:bullet-char="•">
        <style:list-level-properties text:space-before="5.08cm"/>
        <style:text-properties style:font-name="Georgia" fo:color="#70707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eorgia" fo:color="#000000" fo:font-size="100%"/>
      </text:list-level-style-bullet>
      <text:list-level-style-bullet text:level="3" text:bullet-char="•">
        <style:list-level-properties text:space-before="2.54cm"/>
        <style:text-properties style:font-name="Georgia" fo:color="#000000" fo:font-size="100%"/>
      </text:list-level-style-bullet>
      <text:list-level-style-bullet text:level="4" text:bullet-char="•">
        <style:list-level-properties text:space-before="3.81cm"/>
        <style:text-properties style:font-name="Georgia" fo:color="#000000" fo:font-size="100%"/>
      </text:list-level-style-bullet>
      <text:list-level-style-bullet text:level="5" text:bullet-char="•">
        <style:list-level-properties text:space-before="5.08cm"/>
        <style:text-properties style:font-name="Georgia" fo:color="#000000" fo:font-size="100%"/>
      </text:list-level-style-bullet>
      <text:list-level-style-bullet text:level="6" text:bullet-char="•">
        <style:list-level-properties text:space-before="5.08cm"/>
        <style:text-properties style:font-name="Georgia" fo:color="#000000" fo:font-size="100%"/>
      </text:list-level-style-bullet>
      <text:list-level-style-bullet text:level="7" text:bullet-char="•">
        <style:list-level-properties text:space-before="5.08cm"/>
        <style:text-properties style:font-name="Georgia" fo:color="#000000" fo:font-size="100%"/>
      </text:list-level-style-bullet>
      <text:list-level-style-bullet text:level="8" text:bullet-char="•">
        <style:list-level-properties text:space-before="5.08cm"/>
        <style:text-properties style:font-name="Georgia" fo:color="#000000" fo:font-size="100%"/>
      </text:list-level-style-bullet>
      <text:list-level-style-bullet text:level="9" text:bullet-char="•">
        <style:list-level-properties text:space-before="5.08cm"/>
        <style:text-properties style:font-name="Georgia" fo:color="#000000" fo:font-size="100%"/>
      </text:list-level-style-bullet>
      <text:list-level-style-bullet text:level="10" text:bullet-char="•">
        <style:list-level-properties text:space-before="5.08cm"/>
        <style:text-properties style:font-name="Georg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0.728cm" svg:x="0cm" svg:y="1.323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04cm" svg:height="1.827cm" svg:x="1.662cm" svg:y="0.123cm" presentation:class="title" presentation:placeholder="true">
        <draw:text-box/>
      </draw:frame>
      <draw:frame presentation:style-name="Default-outline1" draw:layer="backgroundobjects" svg:width="22.04cm" svg:height="11.049cm" svg:x="2.099cm" svg:y="2.125cm" presentation:class="outline" presentation:placeholder="true">
        <draw:text-box/>
      </draw:frame>
      <draw:frame presentation:style-name="Mpr1" draw:layer="backgroundobjects" svg:width="3.3cm" svg:height="1.398cm" svg:x="21.667cm" svg:y="0.912cm" presentation:class="page-number">
        <draw:text-box>
          <text:p><text:span text:style-name="MT2"><text:page-number>&lt;number&gt;</text:page-number></text:span></text:p>
        </draw:text-box>
      </draw:frame>
      <draw:frame presentation:style-name="Mpr2" draw:layer="backgroundobjects" svg:width="5.291cm" svg:height="13.97cm" svg:x="26.67cm" svg:y="13.97cm" presentation:class="date-time">
        <draw:text-box>
          <text:p><presentation:date-time/></text:p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5" draw:text-style-name="MP3" draw:layer="backgroundobjects" svg:width="25.391cm" svg:height="6.818cm" svg:x="0cm" svg:y="3.52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0.727cm" svg:x="0cm" svg:y="2.805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0.903cm" svg:x="0cm" svg:y="18.13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044cm" svg:height="1.827cm" svg:x="2.099cm" svg:y="4.123cm" presentation:class="title" presentation:placeholder="true">
        <draw:text-box/>
      </draw:frame>
      <draw:frame draw:style-name="Mgr6" draw:text-style-name="MP9" draw:layer="backgroundobjects" svg:width="18.812cm" svg:height="1.914cm" svg:x="1.887cm" svg:y="0.41cm">
        <draw:image xlink:href="Pictures/10000201000007EE000000CE9B27A72B.png" xlink:type="simple" xlink:show="embed" xlink:actuate="onLoad">
          <text:p/>
        </draw:image>
      </draw:frame>
      <draw:custom-shape draw:style-name="Mgr7" draw:text-style-name="MP3" draw:layer="backgroundobjects" svg:width="1.799cm" svg:height="0.728cm" svg:x="23.601cm" svg:y="18.124cm">
        <text:list text:style-name="ML1">
          <text:list-header>
            <text:p text:style-name="MP10"><text:span text:style-name="MT4"><text:s/></text:span><text:span text:style-name="MT4">| </text:span><text:span text:style-name="MT4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g>
        <draw:frame draw:style-name="Mgr6" draw:text-style-name="MP9" draw:layer="backgroundobjects" svg:width="25.4cm" svg:height="2.998cm" svg:x="0cm" svg:y="10.125cm">
          <draw:image xlink:href="Pictures/10000000000007D0000000EC6740D62B.jpg" xlink:type="simple" xlink:show="embed" xlink:actuate="onLoad">
            <text:p/>
          </draw:image>
        </draw:frame>
        <draw:frame draw:style-name="Mgr6" draw:text-style-name="MP9" draw:layer="backgroundobjects" svg:width="25.4cm" svg:height="2.998cm" svg:x="-25.4cm" svg:y="10.125cm">
          <draw:image xlink:href="Pictures/10000000000007D0000000EC6740D62B.jpg" xlink:type="simple" xlink:show="embed" xlink:actuate="onLoad">
            <text:p/>
          </draw:image>
        </draw:frame>
      </draw:g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" draw:text-style-name="MP8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6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" draw:text-style-name="MP8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5" draw:style-name="Mgr8" draw:text-style-name="MP3" draw:layer="backgroundobjects" svg:width="25.4cm" svg:height="1.764cm" svg:x="0cm" svg:y="17.273cm">
        <text:p/>
        <draw:enhanced-geometry svg:viewBox="0 0 21600 21600" draw:type="rectangle" draw:enhanced-path="M 0 0 L 21600 0 21600 21600 0 21600 0 0 Z N"/>
      </draw:custom-shape>
      <draw:frame draw:name="Picture 16" draw:style-name="Mgr6" draw:text-style-name="MP9" draw:layer="backgroundobjects" svg:width="17.78cm" svg:height="1.746cm" svg:x="0.119cm" svg:y="17.326cm">
        <draw:image xlink:href="Pictures/1000020100000834000000CEC3FBCA35.png" xlink:type="simple" xlink:show="embed" xlink:actuate="onLoad">
          <text:p/>
        </draw:image>
      </draw:frame>
      <draw:frame draw:name="Picture 17" draw:style-name="Mgr6" draw:text-style-name="MP9" draw:layer="backgroundobjects" svg:width="25.4cm" svg:height="1.773cm" svg:x="0cm" svg:y="-0.075cm">
        <draw:image xlink:href="Pictures/10000000000007D00000008BA3F5D389.jpg" xlink:type="simple" xlink:show="embed" xlink:actuate="onLoad">
          <text:p/>
        </draw:image>
      </draw:frame>
      <draw:frame draw:name="Picture 27" draw:style-name="Mgr6" draw:text-style-name="MP9" draw:layer="backgroundobjects" svg:width="2.999cm" svg:height="1.261cm" svg:x="19.103cm" svg:y="17.524cm">
        <draw:image xlink:href="Pictures/100002000000011B00000077956146C4.png" xlink:type="simple" xlink:show="embed" xlink:actuate="onLoad">
          <text:p/>
        </draw:image>
      </draw:frame>
      <draw:frame presentation:style-name="Title2-outline1" draw:layer="backgroundobjects" svg:width="22.04cm" svg:height="11.049cm" svg:x="2.099cm" svg:y="2.725cm" presentation:class="outline" presentation:placeholder="true">
        <draw:text-box/>
      </draw:frame>
      <draw:frame presentation:style-name="Title2-title" draw:layer="backgroundobjects" svg:width="22.04cm" svg:height="1.827cm" svg:x="2.099cm" svg:y="0.123cm" presentation:class="title" presentation:placeholder="true">
        <draw:text-box/>
      </draw:frame>
      <draw:frame presentation:style-name="Mpr7" draw:text-style-name="MP12" draw:layer="backgroundobjects" svg:width="2.69cm" svg:height="0.6cm" svg:x="22.234cm" svg:y="17.924cm" presentation:class="date-time">
        <draw:text-box>
          <text:list text:style-name="ML4">
            <text:list-header>
              <text:p text:style-name="MP11"><text:span text:style-name="MT5">17-04-2009</text:span></text:p>
            </text:list-header>
          </text:list>
        </draw:text-box>
      </draw:frame>
      <draw:frame presentation:style-name="Mpr8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9" draw:layer="backgroundobjects" svg:width="1.905cm" svg:height="1.398cm" svg:x="23.496cm" svg:y="17.313cm">
        <draw:text-box>
          <text:p><text:span text:style-name="MT2"><text:page-number>&lt;number&gt;</text:page-number></text:span></text:p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10" draw:text-style-name="MP14" draw:layer="backgroundobjects" svg:width="8.255cm" svg:height="1.271cm" svg:x="-0.001cm" svg:y="0cm" presentation:class="header">
          <draw:text-box>
            <text:p/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6">
              <text:list-header>
                <text:p text:style-name="MP15"><text:span text:style-name="MT6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6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Rectangle 5" draw:style-name="Mgr9" draw:text-style-name="MP3" draw:layer="backgroundobjects" svg:width="25.4cm" svg:height="1.764cm" svg:x="0cm" svg:y="17.273cm">
        <text:p/>
        <draw:enhanced-geometry svg:viewBox="0 0 21600 21600" draw:type="rectangle" draw:enhanced-path="M 0 0 L 21600 0 21600 21600 0 21600 0 0 Z N"/>
      </draw:custom-shape>
      <draw:frame draw:name="Picture 16" draw:style-name="Mgr6" draw:text-style-name="MP9" draw:layer="backgroundobjects" svg:width="17.78cm" svg:height="1.746cm" svg:x="0.119cm" svg:y="17.326cm">
        <draw:image xlink:href="Pictures/1000020100000834000000CEC3FBCA35.png" xlink:type="simple" xlink:show="embed" xlink:actuate="onLoad">
          <text:p/>
        </draw:image>
      </draw:frame>
      <draw:frame draw:name="Picture 17" draw:style-name="Mgr6" draw:text-style-name="MP9" draw:layer="backgroundobjects" svg:width="25.4cm" svg:height="1.773cm" svg:x="0cm" svg:y="-0.075cm">
        <draw:image xlink:href="Pictures/10000000000007D00000008BA3F5D389.jpg" xlink:type="simple" xlink:show="embed" xlink:actuate="onLoad">
          <text:p/>
        </draw:image>
      </draw:frame>
      <draw:frame draw:name="Picture 27" draw:style-name="Mgr6" draw:text-style-name="MP9" draw:layer="backgroundobjects" svg:width="2.999cm" svg:height="1.261cm" svg:x="19.103cm" svg:y="17.524cm">
        <draw:image xlink:href="Pictures/100002000000011B00000077956146C4.png" xlink:type="simple" xlink:show="embed" xlink:actuate="onLoad">
          <text:p/>
        </draw:image>
      </draw:frame>
      <draw:frame presentation:style-name="Title7-outline1" draw:layer="backgroundobjects" svg:width="22.04cm" svg:height="11.049cm" svg:x="2.099cm" svg:y="2.725cm" presentation:class="outline" presentation:placeholder="true">
        <draw:text-box/>
      </draw:frame>
      <draw:frame presentation:style-name="Title7-title" draw:layer="backgroundobjects" svg:width="22.04cm" svg:height="1.827cm" svg:x="2.099cm" svg:y="0.123cm" presentation:class="title" presentation:placeholder="true">
        <draw:text-box/>
      </draw:frame>
      <draw:frame presentation:style-name="Mpr14" draw:text-style-name="MP12" draw:layer="backgroundobjects" svg:width="2.69cm" svg:height="0.6cm" svg:x="22.234cm" svg:y="17.924cm" presentation:class="date-time">
        <draw:text-box>
          <text:list text:style-name="ML4">
            <text:list-header>
              <text:p text:style-name="MP11"><text:span text:style-name="MT5">17-04-2009</text:span></text:p>
            </text:list-header>
          </text:list>
        </draw:text-box>
      </draw:frame>
      <draw:frame presentation:style-name="Mpr15" draw:layer="backgroundobjects" svg:width="1.905cm" svg:height="1.398cm" svg:x="23.496cm" svg:y="17.313cm">
        <draw:text-box>
          <text:p><text:span text:style-name="MT2"><text:page-number>&lt;number&gt;</text:page-number></text:span></text:p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16" draw:text-style-name="MP14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16" draw:layer="backgroundobjects" svg:width="8.255cm" svg:height="1.271cm" svg:x="10.79cm" svg:y="0cm" presentation:class="date-time">
          <draw:text-box>
            <text:list text:style-name="ML6">
              <text:list-header>
                <text:p text:style-name="MP15"><text:span text:style-name="MT6"><presentation:date-time/></text:span></text:p>
              </text:list-header>
            </text:list>
          </draw:text-box>
        </draw:frame>
        <draw:page-thumbnail presentation:style-name="Title7-title" draw:layer="backgroundobjects" svg:width="12.7cm" svg:height="9.526cm" svg:x="3.175cm" svg:y="1.904cm" presentation:class="page"/>
        <draw:frame presentation:style-name="Title7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1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9" draw:text-style-name="MP16" draw:layer="backgroundobjects" svg:width="8.255cm" svg:height="1.271cm" svg:x="10.79cm" svg:y="24.125cm" presentation:class="page-number">
          <draw:text-box>
            <text:list text:style-name="ML6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S-CIT</meta:initial-creator>
    <meta:creation-date>2007-11-08T14:07:51</meta:creation-date>
    <dc:date>2016-03-31T15:53:04.648469072</dc:date>
    <meta:editing-cycles>464</meta:editing-cycles>
    <meta:editing-duration>P4DT21H20M7S</meta:editing-duration>
    <meta:generator>LibreOffice/4.2.8.2$Linux_X86_64 LibreOffice_project/420m0$Build-2</meta:generator>
    <meta:printed-by>L.J.A. Koster</meta:printed-by>
    <meta:print-date>2014-05-22T08:43:25</meta:print-date>
    <dc:creator>L.J.A. Koster</dc:creator>
    <meta:document-statistic meta:object-count="269"/>
  </office:meta>
</office:document-meta>
</file>